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3cm"/>
    </style:style>
    <style:style style:name="co2" style:family="table-column">
      <style:table-column-properties fo:break-before="auto" style:column-width="1.531cm"/>
    </style:style>
    <style:style style:name="co3" style:family="table-column">
      <style:table-column-properties fo:break-before="auto" style:column-width="8.892cm"/>
    </style:style>
    <style:style style:name="co4" style:family="table-column">
      <style:table-column-properties fo:break-before="auto" style:column-width="10.777cm"/>
    </style:style>
    <style:style style:name="co5" style:family="table-column">
      <style:table-column-properties fo:break-before="auto" style:column-width="0.559cm"/>
    </style:style>
    <style:style style:name="co6" style:family="table-column">
      <style:table-column-properties fo:break-before="auto" style:column-width="0.464cm"/>
    </style:style>
    <style:style style:name="co7" style:family="table-column">
      <style:table-column-properties fo:break-before="auto" style:column-width="9.301cm"/>
    </style:style>
    <style:style style:name="co8" style:family="table-column">
      <style:table-column-properties fo:break-before="auto" style:column-width="5.038cm"/>
    </style:style>
    <style:style style:name="co9" style:family="table-column">
      <style:table-column-properties fo:break-before="auto" style:column-width="0.663cm"/>
    </style:style>
    <style:style style:name="co10" style:family="table-column">
      <style:table-column-properties fo:break-before="auto" style:column-width="18.868cm"/>
    </style:style>
    <style:style style:name="co11" style:family="table-column">
      <style:table-column-properties fo:break-before="auto" style:column-width="11.079cm"/>
    </style:style>
    <style:style style:name="co12" style:family="table-column">
      <style:table-column-properties fo:break-before="auto" style:column-width="2.267cm"/>
    </style:style>
    <style:style style:name="ro1" style:family="table-row">
      <style:table-row-properties style:row-height="0.57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7.318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6.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6.765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4.001cm" fo:break-before="auto" style:use-optimal-row-height="true"/>
    </style:style>
    <style:style style:name="ro14" style:family="table-row">
      <style:table-row-properties style:row-height="4.791cm" fo:break-before="auto" style:use-optimal-row-height="true"/>
    </style:style>
    <style:style style:name="ro15" style:family="table-row">
      <style:table-row-properties style:row-height="11.899cm" fo:break-before="auto" style:use-optimal-row-height="true"/>
    </style:style>
    <style:style style:name="ro16" style:family="table-row">
      <style:table-row-properties style:row-height="10.319cm" fo:break-before="auto" style:use-optimal-row-height="true"/>
    </style:style>
    <style:style style:name="ro17" style:family="table-row">
      <style:table-row-properties style:row-height="0.841cm" fo:break-before="auto" style:use-optimal-row-height="true"/>
    </style:style>
    <style:style style:name="ta1" style:family="table" style:master-page-name="PageStyle_5f_Tests_20__2b__20_coverage">
      <style:table-properties table:display="true" style:writing-mode="lr-tb"/>
    </style:style>
    <style:style style:name="ta2"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order-bottom="none" style:diagonal-bl-tr="none" style:diagonal-tl-br="none" fo:border-left="none" fo:border-right="none" fo:border-top="0.088cm solid #000000"/>
    </style:style>
    <style:style style:name="ce4" style:family="table-cell" style:parent-style-name="Default">
      <style:table-cell-properties fo:background-color="#ff0000"/>
      <style:map style:condition="cell-content()=1" style:apply-style-name="Excel_5f_CondFormat_5f_1_5f_2_5f_1" style:base-cell-address="'Tests + coverage'.B13"/>
      <style:map style:condition="cell-content()=2" style:apply-style-name="yellow_5f_cond" style:base-cell-address="'Tests + coverage'.B13"/>
    </style:style>
    <style:style style:name="ce5" style:family="table-cell" style:parent-style-name="Greenbackgrd" style:data-style-name="N0">
      <style:table-cell-properties style:glyph-orientation-vertical="0" style:cell-protect="protected"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fff00"/>
    </style:style>
    <style:style style:name="ce7" style:family="table-cell" style:parent-style-name="Redbackgrd" style:data-style-name="N0">
      <style:table-cell-properties style:glyph-orientation-vertical="0" style:cell-protect="protected"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Greenbackgrd">
      <style:table-cell-properties fo:background-color="#ffffff"/>
    </style:style>
    <style:style style:name="ce9" style:family="table-cell" style:parent-style-name="Redbackgrd">
      <style:table-cell-properties fo:background-color="#ffffff"/>
    </style:style>
    <style:style style:name="ce10" style:family="table-cell" style:parent-style-name="Default">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diagonal-bl-tr="none" style:diagonal-tl-br="none" fo:border="none"/>
    </style:style>
    <style:style style:name="ce14"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1">
      <style:table-cell-properties style:glyph-orientation-vertical="0" fo:border-bottom="0.002cm solid #000000"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style>
    <style:style style:name="ce18"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90" style:rotation-align="none" style:shrink-to-fit="false" style:vertical-align="automatic"/>
      <style:paragraph-properties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none" style:diagonal-bl-tr="none" style:diagonal-tl-br="none" fo:border-left="0.002cm solid #000000" fo:border-right="none" fo:border-top="none"/>
      <style:map style:condition="cell-content()=1" style:apply-style-name="Excel_5f_CondFormat_5f_1_5f_1_5f_1" style:base-cell-address="'Tests + coverage'.E10"/>
    </style:style>
    <style:style style:name="ce21" style:family="table-cell" style:parent-style-name="Default">
      <style:table-cell-properties fo:border-bottom="none" style:diagonal-bl-tr="none" style:diagonal-tl-br="none" fo:border-left="0.002cm solid #000000" fo:border-right="none" fo:border-top="0.088cm solid #000000"/>
      <style:map style:condition="cell-content()&gt;=1" style:apply-style-name="Excel_5f_CondFormat_5f_1_5f_2_5f_1" style:base-cell-address="'Tests + coverage'.B10"/>
      <style:map style:condition="cell-content()=0" style:apply-style-name="Excel_5f_CondFormat_5f_1_5f_2_5f_2" style:base-cell-address="'Tests + coverage'.B10"/>
    </style:style>
    <style:style style:name="ce22" style:family="table-cell" style:parent-style-name="Default">
      <style:table-cell-properties fo:border-bottom="none" style:diagonal-bl-tr="none" style:diagonal-tl-br="none" fo:border-left="0.002cm solid #000000" fo:border-right="none" fo:border-top="none"/>
    </style:style>
    <style:style style:name="ce23" style:family="table-cell" style:parent-style-name="Default">
      <style:map style:condition="cell-content()=1" style:apply-style-name="Excel_5f_CondFormat_5f_1_5f_1_5f_1" style:base-cell-address="'Tests + coverage'.E10"/>
    </style:style>
    <style:style style:name="ce24" style:family="table-cell" style:parent-style-name="Default">
      <style:table-cell-properties style:diagonal-bl-tr="none" style:diagonal-tl-br="none" fo:border="none"/>
      <style:map style:condition="cell-content()&gt;=1" style:apply-style-name="Excel_5f_CondFormat_5f_1_5f_2_5f_1" style:base-cell-address="'Tests + coverage'.B10"/>
      <style:map style:condition="cell-content()=0" style:apply-style-name="Excel_5f_CondFormat_5f_1_5f_2_5f_2" style:base-cell-address="'Tests + coverage'.B10"/>
    </style:style>
    <style:style style:name="ce25" style:family="table-cell" style:parent-style-name="Default">
      <style:text-properties fo:font-weight="bold" style:font-weight-asian="bold" style:font-weight-complex="bold"/>
    </style:style>
    <style:style style:name="ce26"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90" style:rotation-align="none" style:shrink-to-fit="false" style:vertical-align="automatic"/>
      <style:paragraph-properties fo:margin-left="0cm" style:writing-mode="page"/>
      <style:text-properties style:use-window-font-color="true" style:text-outline="false" style:text-line-through-style="none" style:font-name="Arial" fo:font-size="8pt" fo:font-style="normal" fo:text-shadow="none"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ce27" style:family="table-cell" style:parent-style-name="Default">
      <style:text-properties style:font-name="Arial" style:font-name-asian="DejaVu Sans" style:font-name-complex="DejaVu Sans"/>
    </style:style>
    <style:style style:name="ce28" style:family="table-cell" style:parent-style-name="Default">
      <style:table-cell-properties fo:wrap-option="wrap"/>
    </style:style>
    <style:style style:name="ce29" style:family="table-cell" style:parent-style-name="Default">
      <style:table-cell-properties fo:wrap-option="wrap"/>
      <style:text-properties style:font-name="Arial" style:font-name-asian="DejaVu Sans" style:font-name-complex="DejaVu Sans"/>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font-name-asian="DejaVu Sans" style:font-name-complex="DejaVu Sans"/>
    </style:style>
  </office:automatic-styles>
  <office:body>
    <office:spreadsheet>
      <table:calculation-settings table:case-sensitive="false" table:use-regular-expressions="false"/>
      <table:table table:name="Tests + coverag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22"/>
        <table:table-column table:style-name="co5" table:number-columns-repeated="8" table:default-cell-style-name="Default"/>
        <table:table-column table:style-name="co5" table:number-columns-repeated="2" table:default-cell-style-name="ce13"/>
        <table:table-column table:style-name="co5" table:number-columns-repeated="9" table:default-cell-style-name="Default"/>
        <table:table-column table:style-name="co5" table:default-cell-style-name="ce13"/>
        <table:table-column table:style-name="co5" table:number-columns-repeated="2" table:default-cell-style-name="Default"/>
        <table:table-column table:style-name="co5" table:default-cell-style-name="ce13"/>
        <table:table-column table:style-name="co5" table:number-columns-repeated="2" table:default-cell-style-name="Default"/>
        <table:table-column table:style-name="co5" table:default-cell-style-name="ce13"/>
        <table:table-column table:style-name="co5" table:number-columns-repeated="2" table:default-cell-style-name="Default"/>
        <table:table-column table:style-name="co5" table:number-columns-repeated="3" table:default-cell-style-name="ce13"/>
        <table:table-column table:style-name="co5" table:default-cell-style-name="Default"/>
        <table:table-column table:style-name="co5" table:number-columns-repeated="2" table:default-cell-style-name="ce13"/>
        <table:table-column table:style-name="co5" table:number-columns-repeated="16" table:default-cell-style-name="Default"/>
        <table:table-column table:style-name="co6" table:number-columns-repeated="2" table:default-cell-style-name="Default"/>
        <table:table-column table:style-name="co5" table:number-columns-repeated="6" table:default-cell-style-name="Default"/>
        <table:table-column table:style-name="co6" table:number-columns-repeated="961" table:default-cell-style-name="Default"/>
        <table:table-row table:style-name="ro1">
          <table:table-cell table:style-name="ce1" office:value-type="string">
            <text:p>BLTS ALSA core test coverage map</text:p>
          </table:table-cell>
          <table:table-cell table:style-name="ce1"/>
          <table:table-cell/>
          <table:table-cell table:style-name="ce15"/>
          <table:table-cell table:style-name="ce13"/>
          <table:table-cell table:number-columns-repeated="1019"/>
        </table:table-row>
        <table:table-row table:style-name="ro2">
          <table:table-cell table:number-columns-repeated="2"/>
          <table:table-cell office:value-type="string">
            <text:p>Sources:</text:p>
          </table:table-cell>
          <table:table-cell office:value-type="string">
            <text:p>Kernel 2.6.31 – 2.6.33, include/sound/asound.h</text:p>
          </table:table-cell>
          <table:table-cell table:style-name="ce13"/>
          <table:table-cell table:number-columns-repeated="1019"/>
        </table:table-row>
        <table:table-row table:style-name="ro2">
          <table:table-cell table:number-columns-repeated="2"/>
          <table:table-cell table:style-name="ce10"/>
          <table:table-cell/>
          <table:table-cell table:style-name="ce13"/>
          <table:table-cell table:number-columns-repeated="1019"/>
        </table:table-row>
        <table:table-row table:style-name="ro2">
          <table:table-cell/>
          <table:table-cell office:value-type="string">
            <text:p>Version</text:p>
          </table:table-cell>
          <table:table-cell table:style-name="ce11" office:value-type="string">
            <text:p>cst-blts/0.4.1</text:p>
          </table:table-cell>
          <table:table-cell/>
          <table:table-cell table:style-name="ce13"/>
          <table:table-cell table:number-columns-repeated="1019"/>
        </table:table-row>
        <table:table-row table:style-name="ro2">
          <table:table-cell table:number-columns-repeated="4"/>
          <table:table-cell table:style-name="ce18" office:value-type="string">
            <text:p>API Coverage <text:span text:style-name="T1">(Does not include raw midi and sequencer. See second sheet for comments.)</text:span></text:p>
          </table:table-cell>
          <table:table-cell table:number-columns-repeated="1019"/>
        </table:table-row>
        <table:table-row table:style-name="ro2">
          <table:table-cell table:number-columns-repeated="4"/>
          <table:table-cell table:style-name="ce18"/>
          <table:table-cell table:number-columns-repeated="1019"/>
        </table:table-row>
        <table:table-row table:style-name="ro2" table:number-rows-repeated="4">
          <table:table-cell table:number-columns-repeated="4"/>
          <table:table-cell table:style-name="Default"/>
          <table:table-cell table:number-columns-repeated="1019"/>
        </table:table-row>
        <table:table-row table:style-name="ro2">
          <table:table-cell table:number-columns-repeated="4"/>
          <table:table-cell table:style-name="ce12" office:value-type="string">
            <text:p>PCM</text:p>
          </table:table-cell>
          <table:table-cell table:number-columns-repeated="8"/>
          <table:table-cell table:style-name="ce12"/>
          <table:table-cell table:style-name="Default"/>
          <table:table-cell table:number-columns-repeated="7"/>
          <table:table-cell table:style-name="ce1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ce25" office:value-type="string">
            <text:p>Timer</text:p>
          </table:table-cell>
          <table:table-cell table:style-name="Default" table:number-columns-repeated="2"/>
          <table:table-cell table:style-name="ce12"/>
          <table:table-cell table:style-name="Default" table:number-columns-repeated="2"/>
          <table:table-cell table:style-name="ce12"/>
          <table:table-cell table:number-columns-repeated="2"/>
          <table:table-cell table:style-name="ce12"/>
          <table:table-cell table:number-columns-repeated="2"/>
          <table:table-cell table:style-name="ce12"/>
          <table:table-cell/>
          <table:table-cell table:style-name="ce25" office:value-type="string">
            <text:p>Control</text:p>
          </table:table-cell>
          <table:table-cell table:number-columns-repeated="6"/>
          <table:table-cell table:style-name="ce25"/>
          <table:table-cell table:number-columns-repeated="8"/>
          <table:table-cell table:style-name="ce25"/>
          <table:table-cell table:number-columns-repeated="4"/>
          <table:table-cell table:style-name="ce12" table:number-columns-repeated="4"/>
          <table:table-cell table:style-name="ce12" office:value-type="string">
            <text:p>HW dep</text:p>
          </table:table-cell>
          <table:table-cell table:style-name="ce12" table:number-columns-repeated="3"/>
          <table:table-cell table:number-columns-repeated="948"/>
        </table:table-row>
        <table:table-row table:style-name="ro3">
          <table:table-cell table:style-name="ce2"/>
          <table:table-cell table:style-name="ce2" office:value-type="string">
            <text:p>Status</text:p>
          </table:table-cell>
          <table:table-cell table:style-name="ce12" office:value-type="string">
            <text:p>Test cases / sets</text:p>
          </table:table-cell>
          <table:table-cell table:style-name="ce12" office:value-type="string">
            <text:p>Commentary</text:p>
          </table:table-cell>
          <table:table-cell table:style-name="ce19" office:value-type="string">
            <text:p>SNDRV_PCM_IOCTL_PVERSION</text:p>
          </table:table-cell>
          <table:table-cell table:style-name="ce19" office:value-type="string">
            <text:p>SNDRV_PCM_IOCTL_INFO</text:p>
          </table:table-cell>
          <table:table-cell table:style-name="ce19" office:value-type="string">
            <text:p>SNDRV_PCM_IOCTL_TSTAMP (deprecated)</text:p>
          </table:table-cell>
          <table:table-cell table:style-name="ce19" office:value-type="string">
            <text:p>SNDRV_PCM_IOCTL_TTSTAMP</text:p>
          </table:table-cell>
          <table:table-cell table:style-name="ce19" office:value-type="string">
            <text:p>SNDRV_PCM_IOCTL_HW_REFINE</text:p>
          </table:table-cell>
          <table:table-cell table:style-name="ce19" office:value-type="string">
            <text:p>SNDRV_PCM_IOCTL_HW_PARAMS</text:p>
          </table:table-cell>
          <table:table-cell table:style-name="ce19" office:value-type="string">
            <text:p>SNDRV_PCM_IOCTL_HW_FREE</text:p>
          </table:table-cell>
          <table:table-cell table:style-name="ce19" office:value-type="string">
            <text:p>SNDRV_PCM_IOCTL_SW_PARAMS</text:p>
          </table:table-cell>
          <table:table-cell table:style-name="ce19" office:value-type="string">
            <text:p>SNDRV_PCM_IOCTL_STATUS</text:p>
          </table:table-cell>
          <table:table-cell table:style-name="ce19" office:value-type="string">
            <text:p>SNDRV_PCM_IOCTL_DELAY</text:p>
          </table:table-cell>
          <table:table-cell table:style-name="ce19" office:value-type="string">
            <text:p>SNDRV_PCM_IOCTL_HWSYNC</text:p>
          </table:table-cell>
          <table:table-cell table:style-name="ce19" office:value-type="string">
            <text:p>SNDRV_PCM_IOCTL_SYNC_PTR</text:p>
          </table:table-cell>
          <table:table-cell table:style-name="ce19" office:value-type="string">
            <text:p>SNDRV_PCM_IOCTL_CHANNEL_INFO</text:p>
          </table:table-cell>
          <table:table-cell table:style-name="ce19" office:value-type="string">
            <text:p>SNDRV_PCM_IOCTL_PREPARE</text:p>
          </table:table-cell>
          <table:table-cell table:style-name="ce19" office:value-type="string">
            <text:p>SNDRV_PCM_IOCTL_RESET</text:p>
          </table:table-cell>
          <table:table-cell table:style-name="ce19" office:value-type="string">
            <text:p>SNDRV_PCM_IOCTL_START</text:p>
          </table:table-cell>
          <table:table-cell table:style-name="ce19" office:value-type="string">
            <text:p>SNDRV_PCM_IOCTL_DROP</text:p>
          </table:table-cell>
          <table:table-cell table:style-name="ce19" office:value-type="string">
            <text:p>SNDRV_PCM_IOCTL_DRAIN</text:p>
          </table:table-cell>
          <table:table-cell table:style-name="ce19" office:value-type="string">
            <text:p>SNDRV_PCM_IOCTL_PAUSE</text:p>
          </table:table-cell>
          <table:table-cell table:style-name="ce19" office:value-type="string">
            <text:p>SNDRV_PCM_IOCTL_REWIND</text:p>
          </table:table-cell>
          <table:table-cell table:style-name="ce19" office:value-type="string">
            <text:p>SNDRV_PCM_IOCTL_RESUME</text:p>
          </table:table-cell>
          <table:table-cell table:style-name="ce19" office:value-type="string">
            <text:p>SNDRV_PCM_IOCTL_XRUN</text:p>
          </table:table-cell>
          <table:table-cell table:style-name="ce19" office:value-type="string">
            <text:p>SNDRV_PCM_IOCTL_FORWARD</text:p>
          </table:table-cell>
          <table:table-cell table:style-name="ce19" office:value-type="string">
            <text:p>SNDRV_PCM_IOCTL_WRITEI_FRAMES</text:p>
          </table:table-cell>
          <table:table-cell table:style-name="ce19" office:value-type="string">
            <text:p>SNDRV_PCM_IOCTL_READI_FRAMES</text:p>
          </table:table-cell>
          <table:table-cell table:style-name="ce19" office:value-type="string">
            <text:p>SNDRV_PCM_IOCTL_WRITEN_FRAMES</text:p>
          </table:table-cell>
          <table:table-cell table:style-name="ce19" office:value-type="string">
            <text:p>SNDRV_PCM_IOCTL_READN_FRAMES</text:p>
          </table:table-cell>
          <table:table-cell table:style-name="ce19" office:value-type="string">
            <text:p>SNDRV_PCM_IOCTL_LINK</text:p>
          </table:table-cell>
          <table:table-cell table:style-name="ce19" office:value-type="string">
            <text:p>SNDRV_PCM_IOCTL_UNLINK</text:p>
          </table:table-cell>
          <table:table-cell table:style-name="ce19" office:value-type="string">
            <text:p>SNDRV_TIMER_IOCTL_PVERSION</text:p>
          </table:table-cell>
          <table:table-cell table:style-name="ce19" office:value-type="string">
            <text:p>SNDRV_TIMER_IOCTL_NEXT_DEVICE</text:p>
          </table:table-cell>
          <table:table-cell table:style-name="ce19" office:value-type="string">
            <text:p>SNDRV_TIMER_IOCTL_TREAD</text:p>
          </table:table-cell>
          <table:table-cell table:style-name="ce19" office:value-type="string">
            <text:p>SNDRV_TIMER_IOCTL_GINFO</text:p>
          </table:table-cell>
          <table:table-cell table:style-name="ce19" office:value-type="string">
            <text:p>SNDRV_TIMER_IOCTL_GPARAMS</text:p>
          </table:table-cell>
          <table:table-cell table:style-name="ce19" office:value-type="string">
            <text:p>SNDRV_TIMER_IOCTL_GSTATUS</text:p>
          </table:table-cell>
          <table:table-cell table:style-name="ce19" office:value-type="string">
            <text:p>SNDRV_TIMER_IOCTL_SELECT</text:p>
          </table:table-cell>
          <table:table-cell table:style-name="ce19" office:value-type="string">
            <text:p>SNDRV_TIMER_IOCTL_INFO</text:p>
          </table:table-cell>
          <table:table-cell table:style-name="ce19" office:value-type="string">
            <text:p>SNDRV_TIMER_IOCTL_PARAMS</text:p>
          </table:table-cell>
          <table:table-cell table:style-name="ce19" office:value-type="string">
            <text:p>SNDRV_TIMER_IOCTL_STATUS</text:p>
          </table:table-cell>
          <table:table-cell table:style-name="ce19" office:value-type="string">
            <text:p>SNDRV_TIMER_IOCTL_START</text:p>
          </table:table-cell>
          <table:table-cell table:style-name="ce19" office:value-type="string">
            <text:p>SNDRV_TIMER_IOCTL_STOP</text:p>
          </table:table-cell>
          <table:table-cell table:style-name="ce19" office:value-type="string">
            <text:p>SNDRV_TIMER_IOCTL_CONTINUE</text:p>
          </table:table-cell>
          <table:table-cell table:style-name="ce19" office:value-type="string">
            <text:p>SNDRV_TIMER_IOCTL_PAUSE</text:p>
          </table:table-cell>
          <table:table-cell table:style-name="ce19" office:value-type="string">
            <text:p>SNDRV_CTL_IOCTL_PVERSION</text:p>
          </table:table-cell>
          <table:table-cell table:style-name="ce19" office:value-type="string">
            <text:p>SNDRV_CTL_IOCTL_CARD_INFO</text:p>
          </table:table-cell>
          <table:table-cell table:style-name="ce19" office:value-type="string">
            <text:p>SNDRV_CTL_IOCTL_ELEM_LIST</text:p>
          </table:table-cell>
          <table:table-cell table:style-name="ce19" office:value-type="string">
            <text:p>SNDRV_CTL_IOCTL_ELEM_INFO</text:p>
          </table:table-cell>
          <table:table-cell table:style-name="ce19" office:value-type="string">
            <text:p>SNDRV_CTL_IOCTL_ELEM_READ</text:p>
          </table:table-cell>
          <table:table-cell table:style-name="ce19" office:value-type="string">
            <text:p>SNDRV_CTL_IOCTL_ELEM_WRITE</text:p>
          </table:table-cell>
          <table:table-cell table:style-name="ce19" office:value-type="string">
            <text:p>SNDRV_CTL_IOCTL_ELEM_LOCK</text:p>
          </table:table-cell>
          <table:table-cell table:style-name="ce19" office:value-type="string">
            <text:p>SNDRV_CTL_IOCTL_ELEM_UNLOCK</text:p>
          </table:table-cell>
          <table:table-cell table:style-name="ce19" office:value-type="string">
            <text:p>SNDRV_CTL_IOCTL_SUBSCRIBE_EVENTS</text:p>
          </table:table-cell>
          <table:table-cell table:style-name="ce19" office:value-type="string">
            <text:p>SNDRV_CTL_IOCTL_ELEM_ADD</text:p>
          </table:table-cell>
          <table:table-cell table:style-name="ce19" office:value-type="string">
            <text:p>SNDRV_CTL_IOCTL_ELEM_REPLACE</text:p>
          </table:table-cell>
          <table:table-cell table:style-name="ce19" office:value-type="string">
            <text:p>SNDRV_CTL_IOCTL_ELEM_REMOVE</text:p>
          </table:table-cell>
          <table:table-cell table:style-name="ce19" office:value-type="string">
            <text:p>SNDRV_CTL_IOCTL_TLV_READ</text:p>
          </table:table-cell>
          <table:table-cell table:style-name="ce19" office:value-type="string">
            <text:p>SNDRV_CTL_IOCTL_TLV_WRITE</text:p>
          </table:table-cell>
          <table:table-cell table:style-name="ce19" office:value-type="string">
            <text:p>SNDRV_CTL_IOCTL_TLV_COMMAND</text:p>
          </table:table-cell>
          <table:table-cell table:style-name="ce19" office:value-type="string">
            <text:p>SNDRV_CTL_IOCTL_HWDEP_NEXT_DEVICE</text:p>
          </table:table-cell>
          <table:table-cell table:style-name="ce19" office:value-type="string">
            <text:p>SNDRV_CTL_IOCTL_HWDEP_INFO</text:p>
          </table:table-cell>
          <table:table-cell table:style-name="ce19" office:value-type="string">
            <text:p>SNDRV_CTL_IOCTL_PCM_NEXT_DEVICE</text:p>
          </table:table-cell>
          <table:table-cell table:style-name="ce19" office:value-type="string">
            <text:p>SNDRV_CTL_IOCTL_PCM_INFO</text:p>
          </table:table-cell>
          <table:table-cell table:style-name="ce19" office:value-type="string">
            <text:p>SNDRV_CTL_IOCTL_PCM_PREFER_SUBDEVICE</text:p>
          </table:table-cell>
          <table:table-cell table:style-name="ce19" office:value-type="string">
            <text:p>SNDRV_CTL_IOCTL_RAWMIDI_NEXT_DEVICE</text:p>
          </table:table-cell>
          <table:table-cell table:style-name="ce19" office:value-type="string">
            <text:p>SNDRV_CTL_IOCTL_RAWMIDI_INFO</text:p>
          </table:table-cell>
          <table:table-cell table:style-name="ce26" office:value-type="string">
            <text:p>SNDRV_CTL_IOCTL_RAWMIDI_PREFER_SUBDEVICE</text:p>
          </table:table-cell>
          <table:table-cell table:style-name="ce26" office:value-type="string">
            <text:p>SNDRV_CTL_IOCTL_POWER (not supported)</text:p>
          </table:table-cell>
          <table:table-cell table:style-name="ce26" office:value-type="string">
            <text:p>SNDRV_CTL_IOCTL_POWER_STATE</text:p>
          </table:table-cell>
          <table:table-cell table:style-name="ce26" office:value-type="string">
            <text:p>SNDRV_HWDEP_IOCTL_PVERSION</text:p>
          </table:table-cell>
          <table:table-cell table:style-name="ce26" office:value-type="string">
            <text:p>SNDRV_HWDEP_IOCTL_INFO</text:p>
          </table:table-cell>
          <table:table-cell table:style-name="ce26" office:value-type="string">
            <text:p>SNDRV_HWDEP_IOCTL_DSP_STATUS</text:p>
          </table:table-cell>
          <table:table-cell table:style-name="ce26" office:value-type="string">
            <text:p>SNDRV_HWDEP_IOCTL_DSP_LOAD</text:p>
          </table:table-cell>
          <table:table-cell table:number-columns-repeated="948"/>
        </table:table-row>
        <table:table-row table:style-name="ro2">
          <table:table-cell/>
          <table:table-cell table:style-name="ce4" office:value-type="float" office:value="1">
            <text:p>1</text:p>
          </table:table-cell>
          <table:table-cell table:style-name="ce13" office:value-type="string">
            <text:p>ALSA presence check</text:p>
          </table:table-cell>
          <table:table-cell table:style-name="ce13" office:value-type="string">
            <text:p>Check that required ALSA files and components exists</text:p>
          </table:table-cell>
          <table:table-cell table:style-name="ce20"/>
          <table:table-cell table:style-name="ce23" table:number-columns-repeated="71"/>
          <table:table-cell table:number-columns-repeated="948"/>
        </table:table-row>
        <table:table-row table:style-name="ro2">
          <table:table-cell/>
          <table:table-cell table:style-name="ce4" office:value-type="float" office:value="1">
            <text:p>1</text:p>
          </table:table-cell>
          <table:table-cell table:style-name="ce13" office:value-type="string">
            <text:p>Open and close PCM devices</text:p>
          </table:table-cell>
          <table:table-cell table:style-name="ce13" office:value-type="string">
            <text:p>Open /dev/snd/pcm*, query version and info</text:p>
          </table:table-cell>
          <table:table-cell table:style-name="ce20" office:value-type="float" office:value="1">
            <text:p>1</text:p>
          </table:table-cell>
          <table:table-cell table:style-name="ce23" office:value-type="float" office:value="1">
            <text:p>1</text:p>
          </table:table-cell>
          <table:table-cell table:style-name="ce23" table:number-columns-repeated="70"/>
          <table:table-cell table:number-columns-repeated="948"/>
        </table:table-row>
        <table:table-row table:style-name="ro2">
          <table:table-cell/>
          <table:table-cell table:style-name="ce4" office:value-type="float" office:value="1">
            <text:p>1</text:p>
          </table:table-cell>
          <table:table-cell table:style-name="ce13" office:value-type="string">
            <text:p>Open and close timer</text:p>
          </table:table-cell>
          <table:table-cell table:style-name="ce13" office:value-type="string">
            <text:p>Open /dev/snd/timer, query version and info</text:p>
          </table:table-cell>
          <table:table-cell table:style-name="ce20"/>
          <table:table-cell table:style-name="ce23" table:number-columns-repeated="28"/>
          <table:table-cell table:style-name="ce23" office:value-type="float" office:value="1">
            <text:p>1</text:p>
          </table:table-cell>
          <table:table-cell table:style-name="ce23" office:value-type="float" office:value="1">
            <text:p>1</text:p>
          </table:table-cell>
          <table:table-cell table:style-name="ce23"/>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35"/>
          <table:table-cell table:number-columns-repeated="948"/>
        </table:table-row>
        <table:table-row table:style-name="ro2">
          <table:table-cell/>
          <table:table-cell table:style-name="ce4" office:value-type="float" office:value="1">
            <text:p>1</text:p>
          </table:table-cell>
          <table:table-cell table:style-name="ce13" office:value-type="string">
            <text:p>Open and close controls</text:p>
          </table:table-cell>
          <table:table-cell table:style-name="ce13" office:value-type="string">
            <text:p>Open /dev/snd/control*, query version and card info</text:p>
          </table:table-cell>
          <table:table-cell table:style-name="ce20"/>
          <table:table-cell table:style-name="ce23" table:number-columns-repeated="42"/>
          <table:table-cell table:style-name="ce23" office:value-type="float" office:value="1">
            <text:p>1</text:p>
          </table:table-cell>
          <table:table-cell table:style-name="ce23" office:value-type="float" office:value="1">
            <text:p>1</text:p>
          </table:table-cell>
          <table:table-cell table:style-name="ce23" table:number-columns-repeated="27"/>
          <table:table-cell table:number-columns-repeated="948"/>
        </table:table-row>
        <table:table-row table:style-name="ro2">
          <table:table-cell/>
          <table:table-cell table:style-name="ce4" office:value-type="float" office:value="1">
            <text:p>1</text:p>
          </table:table-cell>
          <table:table-cell table:style-name="ce13" office:value-type="string">
            <text:p>Open and close hwdeps</text:p>
          </table:table-cell>
          <table:table-cell table:style-name="ce13" office:value-type="string">
            <text:p>Open /dev/snd/hw*, query version and info</text:p>
          </table:table-cell>
          <table:table-cell table:style-name="ce20"/>
          <table:table-cell table:style-name="ce23" table:number-columns-repeated="67"/>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table-cell table:number-columns-repeated="948"/>
        </table:table-row>
        <table:table-row table:style-name="ro2">
          <table:table-cell/>
          <table:table-cell table:style-name="ce4" office:value-type="float" office:value="1">
            <text:p>1</text:p>
          </table:table-cell>
          <table:table-cell table:style-name="ce13" office:value-type="string">
            <text:p>Enumerate control elements</text:p>
          </table:table-cell>
          <table:table-cell table:style-name="ce13" office:value-type="string">
            <text:p>Read all control elements (and compare with known elements?)</text:p>
          </table:table-cell>
          <table:table-cell table:style-name="ce20"/>
          <table:table-cell table:style-name="ce23" table:number-columns-repeated="42"/>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4"/>
          <table:table-cell table:number-columns-repeated="948"/>
        </table:table-row>
        <table:table-row table:style-name="ro2">
          <table:table-cell/>
          <table:table-cell table:style-name="ce4" office:value-type="float" office:value="1">
            <text:p>1</text:p>
          </table:table-cell>
          <table:table-cell table:style-name="ce13" office:value-type="string">
            <text:p>PCM playback interleaved</text:p>
          </table:table-cell>
          <table:table-cell table:style-name="ce13" office:value-type="string">
            <text:p>Includes multiple test cases depending on configuration file</text:p>
          </table:table-cell>
          <table:table-cell table:style-name="ce20" office:value-type="float" office:value="1">
            <text:p>1</text:p>
          </table:table-cell>
          <table:table-cell table:style-name="ce23" table:number-columns-repeated="2"/>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3"/>
          <table:table-cell table:style-name="ce23" office:value-type="float" office:value="1">
            <text:p>1</text:p>
          </table:table-cell>
          <table:table-cell table:style-name="ce23" table:number-columns-repeated="2"/>
          <table:table-cell table:style-name="ce23" office:value-type="float" office:value="1">
            <text:p>1</text:p>
          </table:table-cell>
          <table:table-cell table:style-name="ce23" table:number-columns-repeated="6"/>
          <table:table-cell table:style-name="ce23" office:value-type="float" office:value="1">
            <text:p>1</text:p>
          </table:table-cell>
          <table:table-cell table:style-name="ce23" table:number-columns-repeated="19"/>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3"/>
          <table:table-cell table:number-columns-repeated="948"/>
        </table:table-row>
        <table:table-row table:style-name="ro2">
          <table:table-cell/>
          <table:table-cell table:style-name="ce4" office:value-type="float" office:value="1">
            <text:p>1</text:p>
          </table:table-cell>
          <table:table-cell table:style-name="ce13" office:value-type="string">
            <text:p>PCM playback non-interleaved</text:p>
          </table:table-cell>
          <table:table-cell table:style-name="ce13" office:value-type="string">
            <text:p>Includes multiple test cases depending on configuration file</text:p>
          </table:table-cell>
          <table:table-cell table:style-name="ce20" office:value-type="float" office:value="1">
            <text:p>1</text:p>
          </table:table-cell>
          <table:table-cell table:style-name="ce23" table:number-columns-repeated="2"/>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3"/>
          <table:table-cell table:style-name="ce23" office:value-type="float" office:value="1">
            <text:p>1</text:p>
          </table:table-cell>
          <table:table-cell table:style-name="ce23" table:number-columns-repeated="2"/>
          <table:table-cell table:style-name="ce23" office:value-type="float" office:value="1">
            <text:p>1</text:p>
          </table:table-cell>
          <table:table-cell table:style-name="ce23" table:number-columns-repeated="8"/>
          <table:table-cell table:style-name="ce23" office:value-type="float" office:value="1">
            <text:p>1</text:p>
          </table:table-cell>
          <table:table-cell table:style-name="ce23" table:number-columns-repeated="17"/>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3"/>
          <table:table-cell table:number-columns-repeated="948"/>
        </table:table-row>
        <table:table-row table:style-name="ro2">
          <table:table-cell/>
          <table:table-cell table:style-name="ce4" office:value-type="float" office:value="1">
            <text:p>1</text:p>
          </table:table-cell>
          <table:table-cell table:style-name="ce13" office:value-type="string">
            <text:p>PCM recording interleaved</text:p>
          </table:table-cell>
          <table:table-cell table:style-name="ce13" office:value-type="string">
            <text:p>Includes multiple test cases depending on configuration file</text:p>
          </table:table-cell>
          <table:table-cell table:style-name="ce20" office:value-type="float" office:value="1">
            <text:p>1</text:p>
          </table:table-cell>
          <table:table-cell table:style-name="ce23" table:number-columns-repeated="2"/>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table:number-columns-repeated="3"/>
          <table:table-cell table:style-name="ce23" office:value-type="float" office:value="1">
            <text:p>1</text:p>
          </table:table-cell>
          <table:table-cell table:style-name="ce23" table:number-columns-repeated="2"/>
          <table:table-cell table:style-name="ce23" office:value-type="float" office:value="1">
            <text:p>1</text:p>
          </table:table-cell>
          <table:table-cell table:style-name="ce23" table:number-columns-repeated="7"/>
          <table:table-cell table:style-name="ce23" office:value-type="float" office:value="1">
            <text:p>1</text:p>
          </table:table-cell>
          <table:table-cell table:style-name="ce23" table:number-columns-repeated="18"/>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3"/>
          <table:table-cell table:number-columns-repeated="948"/>
        </table:table-row>
        <table:table-row table:style-name="ro2">
          <table:table-cell/>
          <table:table-cell table:style-name="ce4" office:value-type="float" office:value="1">
            <text:p>1</text:p>
          </table:table-cell>
          <table:table-cell table:style-name="ce13" office:value-type="string">
            <text:p>PCM recording non-interleaved</text:p>
          </table:table-cell>
          <table:table-cell table:style-name="ce13" office:value-type="string">
            <text:p>Includes multiple test cases depending on configuration file</text:p>
          </table:table-cell>
          <table:table-cell table:style-name="ce20" office:value-type="float" office:value="1">
            <text:p>1</text:p>
          </table:table-cell>
          <table:table-cell table:style-name="ce23" table:number-columns-repeated="2"/>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table:number-columns-repeated="3"/>
          <table:table-cell table:style-name="ce23" office:value-type="float" office:value="1">
            <text:p>1</text:p>
          </table:table-cell>
          <table:table-cell table:style-name="ce23" table:number-columns-repeated="2"/>
          <table:table-cell table:style-name="ce23" office:value-type="float" office:value="1">
            <text:p>1</text:p>
          </table:table-cell>
          <table:table-cell table:style-name="ce23" table:number-columns-repeated="9"/>
          <table:table-cell table:style-name="ce23" office:value-type="float" office:value="1">
            <text:p>1</text:p>
          </table:table-cell>
          <table:table-cell table:style-name="ce23" table:number-columns-repeated="16"/>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3"/>
          <table:table-cell table:number-columns-repeated="948"/>
        </table:table-row>
        <table:table-row table:style-name="ro2">
          <table:table-cell/>
          <table:table-cell table:style-name="ce4" office:value-type="float" office:value="1">
            <text:p>1</text:p>
          </table:table-cell>
          <table:table-cell table:style-name="ce13" office:value-type="string">
            <text:p>PCM playback interleaved mmap</text:p>
          </table:table-cell>
          <table:table-cell table:style-name="ce13" office:value-type="string">
            <text:p>Includes multiple test cases depending on configuration file</text:p>
          </table:table-cell>
          <table:table-cell table:style-name="ce20" office:value-type="float" office:value="1">
            <text:p>1</text:p>
          </table:table-cell>
          <table:table-cell table:style-name="ce23" table:number-columns-repeated="2"/>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table:number-columns-repeated="26"/>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3"/>
          <table:table-cell table:number-columns-repeated="948"/>
        </table:table-row>
        <table:table-row table:style-name="ro2">
          <table:table-cell/>
          <table:table-cell table:style-name="ce4" office:value-type="float" office:value="0">
            <text:p>0</text:p>
          </table:table-cell>
          <table:table-cell table:style-name="ce13" office:value-type="string">
            <text:p>PCM playback non-interleaved mmap </text:p>
          </table:table-cell>
          <table:table-cell table:style-name="ce13" office:value-type="string">
            <text:p>Includes multiple test cases depending on configuration file</text:p>
          </table:table-cell>
          <table:table-cell table:style-name="ce20" office:value-type="string">
            <text:p>?</text:p>
          </table:table-cell>
          <table:table-cell table:style-name="ce23" table:number-columns-repeated="2"/>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table:table-cell table:style-name="ce23" office:value-type="string">
            <text:p>?</text:p>
          </table:table-cell>
          <table:table-cell table:style-name="ce23" office:value-type="string">
            <text:p>?</text:p>
          </table:table-cell>
          <table:table-cell table:style-name="ce23" table:number-columns-repeated="26"/>
          <table:table-cell table:style-name="ce23" office:value-type="string">
            <text:p>?</text:p>
          </table:table-cell>
          <table:table-cell table:style-name="ce23"/>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table:number-columns-repeated="23"/>
          <table:table-cell table:number-columns-repeated="948"/>
        </table:table-row>
        <table:table-row table:style-name="ro2">
          <table:table-cell/>
          <table:table-cell table:style-name="ce4" office:value-type="float" office:value="1">
            <text:p>1</text:p>
          </table:table-cell>
          <table:table-cell table:style-name="ce13" office:value-type="string">
            <text:p>PCM recording interleaved mmap</text:p>
          </table:table-cell>
          <table:table-cell table:style-name="ce13" office:value-type="string">
            <text:p>Includes multiple test cases depending on configuration file</text:p>
          </table:table-cell>
          <table:table-cell table:style-name="ce20" office:value-type="float" office:value="1">
            <text:p>1</text:p>
          </table:table-cell>
          <table:table-cell table:style-name="ce23" table:number-columns-repeated="2"/>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table:number-columns-repeated="26"/>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3"/>
          <table:table-cell table:number-columns-repeated="948"/>
        </table:table-row>
        <table:table-row table:style-name="ro2">
          <table:table-cell/>
          <table:table-cell table:style-name="ce4" office:value-type="float" office:value="0">
            <text:p>0</text:p>
          </table:table-cell>
          <table:table-cell table:style-name="ce13" office:value-type="string">
            <text:p>PCM recording non-interleaved mmap</text:p>
          </table:table-cell>
          <table:table-cell table:style-name="ce13" office:value-type="string">
            <text:p>Includes multiple test cases depending on configuration file</text:p>
          </table:table-cell>
          <table:table-cell table:style-name="ce20" office:value-type="string">
            <text:p>?</text:p>
          </table:table-cell>
          <table:table-cell table:style-name="ce23" table:number-columns-repeated="2"/>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table:table-cell table:style-name="ce23" office:value-type="string">
            <text:p>?</text:p>
          </table:table-cell>
          <table:table-cell table:style-name="ce23" office:value-type="string">
            <text:p>?</text:p>
          </table:table-cell>
          <table:table-cell table:style-name="ce23" table:number-columns-repeated="28"/>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table:number-columns-repeated="23"/>
          <table:table-cell table:number-columns-repeated="948"/>
        </table:table-row>
        <table:table-row table:style-name="ro2">
          <table:table-cell/>
          <table:table-cell table:style-name="ce4" office:value-type="float" office:value="1">
            <text:p>1</text:p>
          </table:table-cell>
          <table:table-cell table:style-name="ce13" office:value-type="string">
            <text:p>PCM playback async io</text:p>
          </table:table-cell>
          <table:table-cell table:style-name="ce13" office:value-type="string">
            <text:p>Includes multiple test cases depending on configuration file</text:p>
          </table:table-cell>
          <table:table-cell table:style-name="ce20" office:value-type="float" office:value="1">
            <text:p>1</text:p>
          </table:table-cell>
          <table:table-cell table:style-name="ce23" table:number-columns-repeated="2"/>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5"/>
          <table:table-cell table:style-name="ce23" office:value-type="float" office:value="1">
            <text:p>1</text:p>
          </table:table-cell>
          <table:table-cell table:style-name="ce23" table:number-columns-repeated="2"/>
          <table:table-cell table:style-name="ce23" office:value-type="float" office:value="1">
            <text:p>1</text:p>
          </table:table-cell>
          <table:table-cell table:style-name="ce23" table:number-columns-repeated="6"/>
          <table:table-cell table:style-name="ce23" office:value-type="float" office:value="1">
            <text:p>1</text:p>
          </table:table-cell>
          <table:table-cell table:style-name="ce23" table:number-columns-repeated="19"/>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3"/>
          <table:table-cell table:number-columns-repeated="948"/>
        </table:table-row>
        <table:table-row table:style-name="ro2">
          <table:table-cell/>
          <table:table-cell table:style-name="ce4" office:value-type="float" office:value="0">
            <text:p>0</text:p>
          </table:table-cell>
          <table:table-cell table:style-name="ce13" office:value-type="string">
            <text:p>PCM playback set playback position</text:p>
          </table:table-cell>
          <table:table-cell table:style-name="ce13" office:value-type="string">
            <text:p>Includes multiple test cases depending on configuration file?</text:p>
          </table:table-cell>
          <table:table-cell table:style-name="ce20" office:value-type="string">
            <text:p>?</text:p>
          </table:table-cell>
          <table:table-cell table:style-name="ce23" table:number-columns-repeated="2"/>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table:number-columns-repeated="2"/>
          <table:table-cell table:style-name="ce23" office:value-type="string">
            <text:p>?</text:p>
          </table:table-cell>
          <table:table-cell table:style-name="ce23" office:value-type="string">
            <text:p>?</text:p>
          </table:table-cell>
          <table:table-cell table:style-name="ce23"/>
          <table:table-cell table:style-name="ce23" office:value-type="string">
            <text:p>?</text:p>
          </table:table-cell>
          <table:table-cell table:style-name="ce23"/>
          <table:table-cell table:style-name="ce23" office:value-type="string">
            <text:p>?</text:p>
          </table:table-cell>
          <table:table-cell table:style-name="ce23" table:number-columns-repeated="2"/>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table:table-cell table:style-name="ce23" office:value-type="string">
            <text:p>?</text:p>
          </table:table-cell>
          <table:table-cell table:style-name="ce23" office:value-type="string">
            <text:p>?</text:p>
          </table:table-cell>
          <table:table-cell table:style-name="ce23" table:number-columns-repeated="21"/>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table:number-columns-repeated="23"/>
          <table:table-cell table:number-columns-repeated="948"/>
        </table:table-row>
        <table:table-row table:style-name="ro2">
          <table:table-cell/>
          <table:table-cell table:style-name="ce4" office:value-type="float" office:value="0">
            <text:p>0</text:p>
          </table:table-cell>
          <table:table-cell table:style-name="ce13" office:value-type="string">
            <text:p>PCM playback reset/drop/drain</text:p>
          </table:table-cell>
          <table:table-cell table:style-name="ce13" office:value-type="string">
            <text:p>Includes multiple test cases depending on configuration file?</text:p>
          </table:table-cell>
          <table:table-cell table:style-name="ce20" office:value-type="string">
            <text:p>?</text:p>
          </table:table-cell>
          <table:table-cell table:style-name="ce23" table:number-columns-repeated="2"/>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table:table-cell table:style-name="ce23" office:value-type="string">
            <text:p>?</text:p>
          </table:table-cell>
          <table:table-cell table:style-name="ce23" office:value-type="string">
            <text:p>?</text:p>
          </table:table-cell>
          <table:table-cell table:style-name="ce23"/>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table:number-columns-repeated="5"/>
          <table:table-cell table:style-name="ce23" office:value-type="string">
            <text:p>?</text:p>
          </table:table-cell>
          <table:table-cell table:style-name="ce23" table:number-columns-repeated="21"/>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3" table:number-columns-repeated="23"/>
          <table:table-cell table:number-columns-repeated="948"/>
        </table:table-row>
        <table:table-row table:style-name="ro2">
          <table:table-cell/>
          <table:table-cell table:style-name="ce4" office:value-type="float" office:value="1">
            <text:p>1</text:p>
          </table:table-cell>
          <table:table-cell table:style-name="ce13" office:value-type="string">
            <text:p>PCM playback async io with timer</text:p>
          </table:table-cell>
          <table:table-cell table:style-name="ce13" office:value-type="string">
            <text:p>Includes multiple test cases depending on configuration file</text:p>
          </table:table-cell>
          <table:table-cell table:style-name="ce20" office:value-type="float" office:value="1">
            <text:p>1</text:p>
          </table:table-cell>
          <table:table-cell table:style-name="ce23" table:number-columns-repeated="2"/>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5"/>
          <table:table-cell table:style-name="ce23" office:value-type="float" office:value="1">
            <text:p>1</text:p>
          </table:table-cell>
          <table:table-cell table:style-name="ce23" table:number-columns-repeated="2"/>
          <table:table-cell table:style-name="ce23" office:value-type="float" office:value="1">
            <text:p>1</text:p>
          </table:table-cell>
          <table:table-cell table:style-name="ce23" table:number-columns-repeated="6"/>
          <table:table-cell table:style-name="ce23" office:value-type="float" office:value="1">
            <text:p>1</text:p>
          </table:table-cell>
          <table:table-cell table:style-name="ce23" table:number-columns-repeated="5"/>
          <table:table-cell table:style-name="ce23" office:value-type="float" office:value="1">
            <text:p>1</text:p>
          </table:table-cell>
          <table:table-cell table:style-name="ce23" office:value-type="float" office:value="1">
            <text:p>1</text:p>
          </table:table-cell>
          <table:table-cell table:style-name="ce23" table:number-columns-repeated="4"/>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3"/>
          <table:table-cell table:number-columns-repeated="948"/>
        </table:table-row>
        <table:table-row table:style-name="ro2">
          <table:table-cell/>
          <table:table-cell table:style-name="ce4" office:value-type="float" office:value="1">
            <text:p>1</text:p>
          </table:table-cell>
          <table:table-cell table:style-name="ce13" office:value-type="string">
            <text:p>PCM playback and recording with linked PCM devices</text:p>
          </table:table-cell>
          <table:table-cell table:style-name="ce13" office:value-type="string">
            <text:p>Link two PCM devices together, one recording and one playback. </text:p>
          </table:table-cell>
          <table:table-cell table:style-name="ce20" office:value-type="float" office:value="1">
            <text:p>1</text:p>
          </table:table-cell>
          <table:table-cell table:style-name="ce23" table:number-columns-repeated="2"/>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
          <table:table-cell table:style-name="ce23" office:value-type="float" office:value="1">
            <text:p>1</text:p>
          </table:table-cell>
          <table:table-cell table:style-name="ce23" table:number-columns-repeated="2"/>
          <table:table-cell table:style-name="ce23" office:value-type="float" office:value="1">
            <text:p>1</text:p>
          </table:table-cell>
          <table:table-cell table:style-name="ce23" table:number-columns-repeated="6"/>
          <table:table-cell table:style-name="ce23" office:value-type="float" office:value="1">
            <text:p>1</text:p>
          </table:table-cell>
          <table:table-cell table:style-name="ce23" office:value-type="float" office:value="1">
            <text:p>1</text:p>
          </table:table-cell>
          <table:table-cell table:style-name="ce23" table:number-columns-repeated="2"/>
          <table:table-cell table:style-name="ce23" office:value-type="float" office:value="1">
            <text:p>1</text:p>
          </table:table-cell>
          <table:table-cell table:style-name="ce23" office:value-type="float" office:value="1">
            <text:p>1</text:p>
          </table:table-cell>
          <table:table-cell table:style-name="ce23" table:number-columns-repeated="14"/>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3"/>
          <table:table-cell table:number-columns-repeated="948"/>
        </table:table-row>
        <table:table-row table:style-name="ro2">
          <table:table-cell/>
          <table:table-cell table:style-name="ce4" office:value-type="float" office:value="1">
            <text:p>1</text:p>
          </table:table-cell>
          <table:table-cell table:style-name="ce13" office:value-type="string">
            <text:p>PCM full duplex</text:p>
          </table:table-cell>
          <table:table-cell table:style-name="ce13" office:value-type="string">
            <text:p>Simultaneous recording and playback with same device</text:p>
          </table:table-cell>
          <table:table-cell table:style-name="ce20" office:value-type="float" office:value="1">
            <text:p>1</text:p>
          </table:table-cell>
          <table:table-cell table:style-name="ce23" table:number-columns-repeated="2"/>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table:number-columns-repeated="6"/>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
          <table:table-cell table:style-name="ce23" office:value-type="float" office:value="1">
            <text:p>1</text:p>
          </table:table-cell>
          <table:table-cell table:style-name="ce23" office:value-type="float" office:value="1">
            <text:p>1</text:p>
          </table:table-cell>
          <table:table-cell table:style-name="ce23" table:number-columns-repeated="4"/>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23"/>
          <table:table-cell table:number-columns-repeated="948"/>
        </table:table-row>
        <table:table-row table:style-name="ro2">
          <table:table-cell/>
          <table:table-cell table:style-name="ce4" office:value-type="float" office:value="1">
            <text:p>1</text:p>
          </table:table-cell>
          <table:table-cell table:style-name="ce13" office:value-type="string">
            <text:p>CTL Enumerate devices with control interface</text:p>
          </table:table-cell>
          <table:table-cell table:style-name="ce13" office:value-type="string">
            <text:p>Use CTL interface to enumerate all devices (pcm,hwdep...)</text:p>
          </table:table-cell>
          <table:table-cell table:style-name="ce20"/>
          <table:table-cell table:style-name="ce23" table:number-columns-repeated="42"/>
          <table:table-cell table:style-name="ce23" office:value-type="float" office:value="1">
            <text:p>1</text:p>
          </table:table-cell>
          <table:table-cell table:style-name="ce23" table:number-columns-repeated="14"/>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7"/>
          <table:table-cell table:number-columns-repeated="948"/>
        </table:table-row>
        <table:table-row table:style-name="ro2">
          <table:table-cell/>
          <table:table-cell table:style-name="ce4" office:value-type="float" office:value="1">
            <text:p>1</text:p>
          </table:table-cell>
          <table:table-cell table:style-name="ce13" office:value-type="string">
            <text:p>CTL create and remove control element</text:p>
          </table:table-cell>
          <table:table-cell table:style-name="ce13" office:value-type="string">
            <text:p>Create user control element, replace, lock/unlock and remove it</text:p>
          </table:table-cell>
          <table:table-cell table:style-name="ce20"/>
          <table:table-cell table:style-name="ce23" table:number-columns-repeated="42"/>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table:number-columns-repeated="17"/>
          <table:table-cell table:number-columns-repeated="948"/>
        </table:table-row>
        <table:table-row table:style-name="ro2">
          <table:table-cell/>
          <table:table-cell table:style-name="ce4" office:value-type="float" office:value="1">
            <text:p>1</text:p>
          </table:table-cell>
          <table:table-cell table:style-name="ce13" office:value-type="string">
            <text:p>CTL power management</text:p>
          </table:table-cell>
          <table:table-cell table:style-name="ce13" office:value-type="string">
            <text:p>Set and check power state (see SNDRV_CTL_POWER*).</text:p>
          </table:table-cell>
          <table:table-cell table:style-name="ce20"/>
          <table:table-cell table:style-name="ce23" table:number-columns-repeated="42"/>
          <table:table-cell table:style-name="ce23" office:value-type="float" office:value="1">
            <text:p>1</text:p>
          </table:table-cell>
          <table:table-cell table:style-name="ce23" table:number-columns-repeated="22"/>
          <table:table-cell table:style-name="ce23" office:value-type="float" office:value="1">
            <text:p>1</text:p>
          </table:table-cell>
          <table:table-cell table:style-name="ce23" office:value-type="float" office:value="1">
            <text:p>1</text:p>
          </table:table-cell>
          <table:table-cell table:style-name="ce23" table:number-columns-repeated="4"/>
          <table:table-cell table:number-columns-repeated="948"/>
        </table:table-row>
        <table:table-row table:style-name="ro2">
          <table:table-cell/>
          <table:table-cell table:style-name="ce4" office:value-type="float" office:value="0">
            <text:p>0</text:p>
          </table:table-cell>
          <table:table-cell table:style-name="ce13" office:value-type="string">
            <text:p>DSP load image</text:p>
          </table:table-cell>
          <table:table-cell table:style-name="ce13" office:value-type="string">
            <text:p>(Re)load DSP image</text:p>
          </table:table-cell>
          <table:table-cell table:style-name="ce20"/>
          <table:table-cell table:style-name="ce23" table:number-columns-repeated="67"/>
          <table:table-cell table:style-name="ce23" office:value-type="string">
            <text:p>?</text:p>
          </table:table-cell>
          <table:table-cell table:style-name="ce23"/>
          <table:table-cell table:style-name="ce23" office:value-type="string">
            <text:p>?</text:p>
          </table:table-cell>
          <table:table-cell table:style-name="ce23" office:value-type="string">
            <text:p>?</text:p>
          </table:table-cell>
          <table:table-cell table:number-columns-repeated="948"/>
        </table:table-row>
        <table:table-row table:style-name="ro2">
          <table:table-cell table:style-name="ce3" table:number-columns-repeated="3"/>
          <table:table-cell table:style-name="ce16" office:value-type="string">
            <text:p>Ok: </text:p>
          </table:table-cell>
          <table:table-cell table:style-name="ce21" table:formula="of:=IF(SUM([.E14:.E36])&gt;0;1;0)" office:value-type="float" office:value="1">
            <text:p>1</text:p>
          </table:table-cell>
          <table:table-cell table:style-name="ce21" table:formula="of:=IF(SUM([.F14:.F36])&gt;0;1;0)" office:value-type="float" office:value="1">
            <text:p>1</text:p>
          </table:table-cell>
          <table:table-cell table:style-name="ce21" table:formula="of:=IF(SUM([.G14:.G36])&gt;0;1;0)" office:value-type="float" office:value="0">
            <text:p>0</text:p>
          </table:table-cell>
          <table:table-cell table:style-name="ce24" table:formula="of:=IF(SUM([.H14:.H36])&gt;0;1;0)" office:value-type="float" office:value="1">
            <text:p>1</text:p>
          </table:table-cell>
          <table:table-cell table:style-name="ce24" table:formula="of:=IF(SUM([.I14:.I36])&gt;0;1;0)" office:value-type="float" office:value="1">
            <text:p>1</text:p>
          </table:table-cell>
          <table:table-cell table:style-name="ce24" table:formula="of:=IF(SUM([.J14:.J36])&gt;0;1;0)" office:value-type="float" office:value="1">
            <text:p>1</text:p>
          </table:table-cell>
          <table:table-cell table:style-name="ce24" table:formula="of:=IF(SUM([.K14:.K36])&gt;0;1;0)" office:value-type="float" office:value="1">
            <text:p>1</text:p>
          </table:table-cell>
          <table:table-cell table:style-name="ce24" table:formula="of:=IF(SUM([.L14:.L36])&gt;0;1;0)" office:value-type="float" office:value="1">
            <text:p>1</text:p>
          </table:table-cell>
          <table:table-cell table:style-name="ce24" table:formula="of:=IF(SUM([.M14:.M36])&gt;0;1;0)" office:value-type="float" office:value="1">
            <text:p>1</text:p>
          </table:table-cell>
          <table:table-cell table:style-name="ce24" table:formula="of:=IF(SUM([.N14:.N36])&gt;0;1;0)" office:value-type="float" office:value="1">
            <text:p>1</text:p>
          </table:table-cell>
          <table:table-cell table:style-name="ce24" table:formula="of:=IF(SUM([.O14:.O36])&gt;0;1;0)" office:value-type="float" office:value="1">
            <text:p>1</text:p>
          </table:table-cell>
          <table:table-cell table:style-name="ce24" table:formula="of:=IF(SUM([.P14:.P36])&gt;0;1;0)" office:value-type="float" office:value="1">
            <text:p>1</text:p>
          </table:table-cell>
          <table:table-cell table:style-name="ce24" table:formula="of:=IF(SUM([.Q14:.Q36])&gt;0;1;0)" office:value-type="float" office:value="1">
            <text:p>1</text:p>
          </table:table-cell>
          <table:table-cell table:style-name="ce24" table:formula="of:=IF(SUM([.R14:.R36])&gt;0;1;0)" office:value-type="float" office:value="1">
            <text:p>1</text:p>
          </table:table-cell>
          <table:table-cell table:style-name="ce24" table:formula="of:=IF(SUM([.S14:.S36])&gt;0;1;0)" office:value-type="float" office:value="0">
            <text:p>0</text:p>
          </table:table-cell>
          <table:table-cell table:style-name="ce24" table:formula="of:=IF(SUM([.T14:.T36])&gt;0;1;0)" office:value-type="float" office:value="1">
            <text:p>1</text:p>
          </table:table-cell>
          <table:table-cell table:style-name="ce24" table:formula="of:=IF(SUM([.U14:.U36])&gt;0;1;0)" office:value-type="float" office:value="1">
            <text:p>1</text:p>
          </table:table-cell>
          <table:table-cell table:style-name="ce24" table:formula="of:=IF(SUM([.V14:.V36])&gt;0;1;0)" office:value-type="float" office:value="0">
            <text:p>0</text:p>
          </table:table-cell>
          <table:table-cell table:style-name="ce24" table:formula="of:=IF(SUM([.W14:.W36])&gt;0;1;0)" office:value-type="float" office:value="0">
            <text:p>0</text:p>
          </table:table-cell>
          <table:table-cell table:style-name="ce24" table:formula="of:=IF(SUM([.X14:.X36])&gt;0;1;0)" office:value-type="float" office:value="0">
            <text:p>0</text:p>
          </table:table-cell>
          <table:table-cell table:style-name="ce24" table:formula="of:=IF(SUM([.Y14:.Y36])&gt;0;1;0)" office:value-type="float" office:value="0">
            <text:p>0</text:p>
          </table:table-cell>
          <table:table-cell table:style-name="ce24" table:formula="of:=IF(SUM([.Z14:.Z36])&gt;0;1;0)" office:value-type="float" office:value="0">
            <text:p>0</text:p>
          </table:table-cell>
          <table:table-cell table:style-name="ce24" table:formula="of:=IF(SUM([.AA14:.AA36])&gt;0;1;0)" office:value-type="float" office:value="0">
            <text:p>0</text:p>
          </table:table-cell>
          <table:table-cell table:style-name="ce24" table:formula="of:=IF(SUM([.AB14:.AB36])&gt;0;1;0)" office:value-type="float" office:value="1">
            <text:p>1</text:p>
          </table:table-cell>
          <table:table-cell table:style-name="ce24" table:formula="of:=IF(SUM([.AC14:.AC36])&gt;0;1;0)" office:value-type="float" office:value="1">
            <text:p>1</text:p>
          </table:table-cell>
          <table:table-cell table:style-name="ce24" table:formula="of:=IF(SUM([.AD14:.AD36])&gt;0;1;0)" office:value-type="float" office:value="1">
            <text:p>1</text:p>
          </table:table-cell>
          <table:table-cell table:style-name="ce24" table:formula="of:=IF(SUM([.AE14:.AE36])&gt;0;1;0)" office:value-type="float" office:value="1">
            <text:p>1</text:p>
          </table:table-cell>
          <table:table-cell table:style-name="ce24" table:formula="of:=IF(SUM([.AF14:.AF36])&gt;0;1;0)" office:value-type="float" office:value="1">
            <text:p>1</text:p>
          </table:table-cell>
          <table:table-cell table:style-name="ce24" table:formula="of:=IF(SUM([.AG14:.AG36])&gt;0;1;0)" office:value-type="float" office:value="1">
            <text:p>1</text:p>
          </table:table-cell>
          <table:table-cell table:style-name="ce24" table:formula="of:=IF(SUM([.AH14:.AH36])&gt;0;1;0)" office:value-type="float" office:value="1">
            <text:p>1</text:p>
          </table:table-cell>
          <table:table-cell table:style-name="ce24" table:formula="of:=IF(SUM([.AI14:.AI36])&gt;0;1;0)" office:value-type="float" office:value="1">
            <text:p>1</text:p>
          </table:table-cell>
          <table:table-cell table:style-name="ce24" table:formula="of:=IF(SUM([.AJ14:.AJ36])&gt;0;1;0)" office:value-type="float" office:value="0">
            <text:p>0</text:p>
          </table:table-cell>
          <table:table-cell table:style-name="ce24" table:formula="of:=IF(SUM([.AK14:.AK36])&gt;0;1;0)" office:value-type="float" office:value="1">
            <text:p>1</text:p>
          </table:table-cell>
          <table:table-cell table:style-name="ce24" table:formula="of:=IF(SUM([.AL14:.AL36])&gt;0;1;0)" office:value-type="float" office:value="0">
            <text:p>0</text:p>
          </table:table-cell>
          <table:table-cell table:style-name="ce24" table:formula="of:=IF(SUM([.AM14:.AM36])&gt;0;1;0)" office:value-type="float" office:value="1">
            <text:p>1</text:p>
          </table:table-cell>
          <table:table-cell table:style-name="ce24" table:formula="of:=IF(SUM([.AN14:.AN36])&gt;0;1;0)" office:value-type="float" office:value="1">
            <text:p>1</text:p>
          </table:table-cell>
          <table:table-cell table:style-name="ce24" table:formula="of:=IF(SUM([.AO14:.AO36])&gt;0;1;0)" office:value-type="float" office:value="1">
            <text:p>1</text:p>
          </table:table-cell>
          <table:table-cell table:style-name="ce24" table:formula="of:=IF(SUM([.AP14:.AP36])&gt;0;1;0)" office:value-type="float" office:value="1">
            <text:p>1</text:p>
          </table:table-cell>
          <table:table-cell table:style-name="ce24" table:formula="of:=IF(SUM([.AQ14:.AQ36])&gt;0;1;0)" office:value-type="float" office:value="1">
            <text:p>1</text:p>
          </table:table-cell>
          <table:table-cell table:style-name="ce24" table:formula="of:=IF(SUM([.AR14:.AR36])&gt;0;1;0)" office:value-type="float" office:value="1">
            <text:p>1</text:p>
          </table:table-cell>
          <table:table-cell table:style-name="ce21" table:formula="of:=IF(SUM([.AS14:.AS36])&gt;0;1;0)" office:value-type="float" office:value="1">
            <text:p>1</text:p>
          </table:table-cell>
          <table:table-cell table:style-name="ce24" table:formula="of:=IF(SUM([.AT14:.AT36])&gt;0;1;0)" office:value-type="float" office:value="0">
            <text:p>0</text:p>
          </table:table-cell>
          <table:table-cell table:style-name="ce24" table:formula="of:=IF(SUM([.AU14:.AU36])&gt;0;1;0)" office:value-type="float" office:value="0">
            <text:p>0</text:p>
          </table:table-cell>
          <table:table-cell table:style-name="ce24" table:formula="of:=IF(SUM([.AV14:.AV36])&gt;0;1;0)" office:value-type="float" office:value="1">
            <text:p>1</text:p>
          </table:table-cell>
          <table:table-cell table:style-name="ce24" table:formula="of:=IF(SUM([.AW14:.AW36])&gt;0;1;0)" office:value-type="float" office:value="1">
            <text:p>1</text:p>
          </table:table-cell>
          <table:table-cell table:style-name="ce24" table:formula="of:=IF(SUM([.AX14:.AX36])&gt;0;1;0)" office:value-type="float" office:value="1">
            <text:p>1</text:p>
          </table:table-cell>
          <table:table-cell table:style-name="ce24" table:formula="of:=IF(SUM([.AY14:.AY36])&gt;0;1;0)" office:value-type="float" office:value="1">
            <text:p>1</text:p>
          </table:table-cell>
          <table:table-cell table:style-name="ce24" table:formula="of:=IF(SUM([.AZ14:.AZ36])&gt;0;1;0)" office:value-type="float" office:value="1">
            <text:p>1</text:p>
          </table:table-cell>
          <table:table-cell table:style-name="ce24" table:formula="of:=IF(SUM([.BA14:.BA36])&gt;0;1;0)" office:value-type="float" office:value="1">
            <text:p>1</text:p>
          </table:table-cell>
          <table:table-cell table:style-name="ce24" table:formula="of:=IF(SUM([.BB14:.BB36])&gt;0;1;0)" office:value-type="float" office:value="1">
            <text:p>1</text:p>
          </table:table-cell>
          <table:table-cell table:style-name="ce21" table:formula="of:=IF(SUM([.BC14:.BC36])&gt;0;1;0)" office:value-type="float" office:value="1">
            <text:p>1</text:p>
          </table:table-cell>
          <table:table-cell table:style-name="ce21" table:formula="of:=IF(SUM([.BD14:.BD36])&gt;0;1;0)" office:value-type="float" office:value="0">
            <text:p>0</text:p>
          </table:table-cell>
          <table:table-cell table:style-name="ce21" table:formula="of:=IF(SUM([.BE14:.BE36])&gt;0;1;0)" office:value-type="float" office:value="1">
            <text:p>1</text:p>
          </table:table-cell>
          <table:table-cell table:style-name="ce24" table:formula="of:=IF(SUM([.BF14:.BF36])&gt;0;1;0)" office:value-type="float" office:value="1">
            <text:p>1</text:p>
          </table:table-cell>
          <table:table-cell table:style-name="ce24" table:formula="of:=IF(SUM([.BG14:.BG36])&gt;0;1;0)" office:value-type="float" office:value="1">
            <text:p>1</text:p>
          </table:table-cell>
          <table:table-cell table:style-name="ce24" table:formula="of:=IF(SUM([.BH14:.BH36])&gt;0;1;0)" office:value-type="float" office:value="0">
            <text:p>0</text:p>
          </table:table-cell>
          <table:table-cell table:style-name="ce24" table:formula="of:=IF(SUM([.BI14:.BI36])&gt;0;1;0)" office:value-type="float" office:value="0">
            <text:p>0</text:p>
          </table:table-cell>
          <table:table-cell table:style-name="ce24" table:formula="of:=IF(SUM([.BJ14:.BJ36])&gt;0;1;0)" office:value-type="float" office:value="0">
            <text:p>0</text:p>
          </table:table-cell>
          <table:table-cell table:style-name="ce24" table:formula="of:=IF(SUM([.BK14:.BK36])&gt;0;1;0)" office:value-type="float" office:value="1">
            <text:p>1</text:p>
          </table:table-cell>
          <table:table-cell table:style-name="ce21" table:formula="of:=IF(SUM([.BL14:.BL36])&gt;0;1;0)" office:value-type="float" office:value="1">
            <text:p>1</text:p>
          </table:table-cell>
          <table:table-cell table:style-name="ce21" table:formula="of:=IF(SUM([.BM14:.BM36])&gt;0;1;0)" office:value-type="float" office:value="1">
            <text:p>1</text:p>
          </table:table-cell>
          <table:table-cell table:style-name="ce21" table:formula="of:=IF(SUM([.BN14:.BN36])&gt;0;1;0)" office:value-type="float" office:value="1">
            <text:p>1</text:p>
          </table:table-cell>
          <table:table-cell table:style-name="ce21" table:formula="of:=IF(SUM([.BO14:.BO36])&gt;0;1;0)" office:value-type="float" office:value="1">
            <text:p>1</text:p>
          </table:table-cell>
          <table:table-cell table:style-name="ce21" table:formula="of:=IF(SUM([.BP14:.BP36])&gt;0;1;0)" office:value-type="float" office:value="1">
            <text:p>1</text:p>
          </table:table-cell>
          <table:table-cell table:style-name="ce21" table:formula="of:=IF(SUM([.BQ14:.BQ36])&gt;0;1;0)" office:value-type="float" office:value="1">
            <text:p>1</text:p>
          </table:table-cell>
          <table:table-cell table:style-name="ce24" table:formula="of:=IF(SUM([.BR14:.BR36])&gt;0;1;0)" office:value-type="float" office:value="0">
            <text:p>0</text:p>
          </table:table-cell>
          <table:table-cell table:style-name="ce24" table:formula="of:=IF(SUM([.BS14:.BS36])&gt;0;1;0)" office:value-type="float" office:value="1">
            <text:p>1</text:p>
          </table:table-cell>
          <table:table-cell table:style-name="ce24" table:formula="of:=IF(SUM([.BT14:.BT36])&gt;0;1;0)" office:value-type="float" office:value="1">
            <text:p>1</text:p>
          </table:table-cell>
          <table:table-cell table:style-name="ce24" table:formula="of:=IF(SUM([.BU14:.BU36])&gt;0;1;0)" office:value-type="float" office:value="1">
            <text:p>1</text:p>
          </table:table-cell>
          <table:table-cell table:style-name="ce24" table:formula="of:=IF(SUM([.BV14:.BV36])&gt;0;1;0)" office:value-type="float" office:value="1">
            <text:p>1</text:p>
          </table:table-cell>
          <table:table-cell table:style-name="ce24" table:formula="of:=IF(SUM([.BW14:.BW36])&gt;0;1;0)" office:value-type="float" office:value="1">
            <text:p>1</text:p>
          </table:table-cell>
          <table:table-cell table:style-name="ce24" table:formula="of:=IF(SUM([.BX14:.BX36])&gt;0;1;0)" office:value-type="float" office:value="0">
            <text:p>0</text:p>
          </table:table-cell>
          <table:table-cell table:style-name="ce3" table:number-columns-repeated="711"/>
          <table:table-cell table:number-columns-repeated="237"/>
        </table:table-row>
        <table:table-row table:style-name="ro2">
          <table:table-cell table:number-columns-repeated="2"/>
          <table:table-cell table:style-name="ce14" office:value-type="string">
            <text:p>Coverage: </text:p>
          </table:table-cell>
          <table:table-cell table:style-name="ce17" table:formula="of:=SUM([.E37:.BX37])/COUNT([.E37:.BX37])" office:value-type="percentage" office:value="0.75">
            <text:p>75.00%</text:p>
          </table:table-cell>
          <table:table-cell table:number-columns-repeated="1020"/>
        </table:table-row>
        <table:table-row table:style-name="ro2">
          <table:table-cell table:number-columns-repeated="1024"/>
        </table:table-row>
        <table:table-row table:style-name="ro2">
          <table:table-cell/>
          <table:table-cell office:value-type="string">
            <text:p>Status:</text:p>
          </table:table-cell>
          <table:table-cell table:number-columns-repeated="1022"/>
        </table:table-row>
        <table:table-row table:style-name="ro2">
          <table:table-cell/>
          <table:table-cell table:style-name="ce5" office:value-type="string">
            <text:p>Green</text:p>
          </table:table-cell>
          <table:table-cell office:value-type="string">
            <text:p>← implemented</text:p>
          </table:table-cell>
          <table:table-cell table:number-columns-repeated="1021"/>
        </table:table-row>
        <table:table-row table:style-name="ro2">
          <table:table-cell/>
          <table:table-cell table:style-name="ce6" office:value-type="string">
            <text:p>Yellow</text:p>
          </table:table-cell>
          <table:table-cell office:value-type="string">
            <text:p>← in progress</text:p>
          </table:table-cell>
          <table:table-cell table:number-columns-repeated="1021"/>
        </table:table-row>
        <table:table-row table:style-name="ro2">
          <table:table-cell/>
          <table:table-cell table:style-name="ce7" office:value-type="string">
            <text:p>Red</text:p>
          </table:table-cell>
          <table:table-cell office:value-type="string">
            <text:p>← proposed/planned</text:p>
          </table:table-cell>
          <table:table-cell table:number-columns-repeated="1021"/>
        </table:table-row>
        <table:table-row table:style-name="ro2">
          <table:table-cell table:number-columns-repeated="1024"/>
        </table:table-row>
        <table:table-row table:style-name="ro2">
          <table:table-cell/>
          <table:table-cell table:style-name="ce8"/>
          <table:table-cell table:number-columns-repeated="1022"/>
        </table:table-row>
        <table:table-row table:style-name="ro2">
          <table:table-cell/>
          <table:table-cell table:style-name="ce9"/>
          <table:table-cell table:number-columns-repeated="1022"/>
        </table:table-row>
        <table:table-row table:style-name="ro2">
          <table:table-cell table:number-columns-repeated="1024"/>
        </table:table-row>
        <table:table-row table:style-name="ro2" table:number-rows-repeated="2">
          <table:table-cell table:number-columns-repeated="27"/>
          <table:table-cell table:style-name="Default"/>
          <table:table-cell table:number-columns-repeated="2"/>
          <table:table-cell table:style-name="Default"/>
          <table:table-cell table:number-columns-repeated="2"/>
          <table:table-cell table:style-name="Default" table:number-columns-repeated="3"/>
          <table:table-cell/>
          <table:table-cell table:style-name="Default" table:number-columns-repeated="2"/>
          <table:table-cell table:number-columns-repeated="985"/>
        </table:table-row>
        <table:table-row table:style-name="ro2" table:number-rows-repeated="3">
          <table:table-cell table:number-columns-repeated="1024"/>
        </table:table-row>
        <table:table-row table:style-name="ro2">
          <table:table-cell table:number-columns-repeated="4"/>
          <table:table-cell table:style-name="Default"/>
          <table:table-cell table:number-columns-repeated="8"/>
          <table:table-cell table:style-name="Default" table:number-columns-repeated="2"/>
          <table:table-cell table:number-columns-repeated="9"/>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number-columns-repeated="3"/>
          <table:table-cell/>
          <table:table-cell table:style-name="Default" table:number-columns-repeated="2"/>
          <table:table-cell table:number-columns-repeated="985"/>
        </table:table-row>
        <table:table-row table:style-name="ro2" table:number-rows-repeated="1048522">
          <table:table-cell table:number-columns-repeated="1024"/>
        </table:table-row>
        <table:table-row table:style-name="ro2">
          <table:table-cell table:number-columns-repeated="1024"/>
        </table:table-row>
      </table:table>
      <table:table table:name="Parameters" table:style-name="ta2" table:print="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28"/>
        <table:table-row table:style-name="ro2">
          <table:table-cell office:value-type="string">
            <text:p>SNDRV_HWDEP_IOCTL_PVERSION</text:p>
          </table:table-cell>
          <table:table-cell office:value-type="string">
            <text:p>int</text:p>
          </table:table-cell>
          <table:table-cell office:value-type="string">
            <text:p>r</text:p>
          </table:table-cell>
          <table:table-cell office:value-type="string">
            <text:p>version number as int</text:p>
          </table:table-cell>
          <table:table-cell office:value-type="string">
            <text:p>Get core protocol version for hwdep interface</text:p>
          </table:table-cell>
        </table:table-row>
        <table:table-row table:style-name="ro4">
          <table:table-cell office:value-type="string">
            <text:p>SNDRV_HWDEP_IOCTL_INFO</text:p>
          </table:table-cell>
          <table:table-cell office:value-type="string">
            <text:p>struct snd_hwdep_info</text:p>
          </table:table-cell>
          <table:table-cell office:value-type="string">
            <text:p>r</text:p>
          </table:table-cell>
          <table:table-cell office:value-type="string">
            <text:p>struct snd_hwdep_info {</text:p>
            <text:p><text:tab/>unsigned int device;<text:tab/><text:tab/>/* WR: device number */</text:p>
            <text:p><text:tab/>int card;<text:tab/><text:tab/><text:tab/>/* R: card number */</text:p>
            <text:p><text:tab/>unsigned char id[64];<text:tab/><text:tab/>/* ID (user selectable) */</text:p>
            <text:p><text:tab/>unsigned char name[80];<text:tab/><text:tab/>/* hwdep name */</text:p>
            <text:p><text:tab/>int iface;<text:tab/><text:tab/><text:tab/>/* hwdep interface */</text:p>
            <text:p><text:tab/>unsigned char reserved[64];<text:tab/>/* reserved for future */</text:p>
            <text:p>};</text:p>
            <text:p/>
          </table:table-cell>
          <table:table-cell office:value-type="string">
            <text:p>Query hwdep interface info</text:p>
          </table:table-cell>
        </table:table-row>
        <table:table-row table:style-name="ro4">
          <table:table-cell office:value-type="string">
            <text:p>SNDRV_HWDEP_IOCTL_DSP_STATUS</text:p>
          </table:table-cell>
          <table:table-cell office:value-type="string">
            <text:p>struct snd_hwdep_dsp_status</text:p>
          </table:table-cell>
          <table:table-cell office:value-type="string">
            <text:p>r</text:p>
          </table:table-cell>
          <table:table-cell office:value-type="string">
            <text:p>struct snd_hwdep_dsp_status {</text:p>
            <text:p><text:tab/>unsigned int version;<text:tab/><text:tab/>/* R: driver-specific version */</text:p>
            <text:p><text:tab/>unsigned char id[32];<text:tab/><text:tab/>/* R: driver-specific ID string */</text:p>
            <text:p><text:tab/>unsigned int num_dsps;<text:tab/><text:tab/>/* R: number of DSP images to transfer */</text:p>
            <text:p><text:tab/>unsigned int dsp_loaded;<text:tab/>/* R: bit flags indicating the loaded DSPs */</text:p>
            <text:p><text:tab/>unsigned int chip_ready;<text:tab/>/* R: 1 = initialization finished */</text:p>
            <text:p><text:tab/>unsigned char reserved[16];<text:tab/>/* reserved for future use */</text:p>
            <text:p>};</text:p>
            <text:p/>
          </table:table-cell>
          <table:table-cell office:value-type="string">
            <text:p>Get the DSP status information</text:p>
          </table:table-cell>
        </table:table-row>
        <table:table-row table:style-name="ro5">
          <table:table-cell office:value-type="string">
            <text:p>SNDRV_HWDEP_IOCTL_DSP_LOAD</text:p>
          </table:table-cell>
          <table:table-cell office:value-type="string">
            <text:p>struct snd_hwdep_dsp_image</text:p>
          </table:table-cell>
          <table:table-cell office:value-type="string">
            <text:p>w</text:p>
          </table:table-cell>
          <table:table-cell office:value-type="string">
            <text:p>struct snd_hwdep_dsp_image {</text:p>
            <text:p><text:tab/>unsigned int index;<text:tab/><text:tab/>/* W: DSP index */</text:p>
            <text:p><text:tab/>unsigned char name[64];<text:tab/><text:tab/>/* W: ID (e.g. file name) */</text:p>
            <text:p><text:tab/>unsigned char *image;<text:tab/>/* W: binary image */</text:p>
            <text:p><text:tab/>size_t length;<text:tab/><text:tab/><text:tab/>/* W: size of image in bytes */</text:p>
            <text:p><text:tab/>unsigned long driver_data;<text:tab/>/* W: driver-specific data */</text:p>
            <text:p>};</text:p>
            <text:p/>
          </table:table-cell>
          <table:table-cell office:value-type="string">
            <text:p>Load DSP image</text:p>
          </table:table-cell>
        </table:table-row>
        <table:table-row table:style-name="ro2">
          <table:table-cell office:value-type="string">
            <text:p>SNDRV_PCM_IOCTL_PVERSION</text:p>
          </table:table-cell>
          <table:table-cell office:value-type="string">
            <text:p>int</text:p>
          </table:table-cell>
          <table:table-cell office:value-type="string">
            <text:p>r</text:p>
          </table:table-cell>
          <table:table-cell office:value-type="string">
            <text:p>version number as int</text:p>
          </table:table-cell>
          <table:table-cell office:value-type="string">
            <text:p>Get core protocol version for PCM interface</text:p>
          </table:table-cell>
        </table:table-row>
        <table:table-row table:style-name="ro6">
          <table:table-cell office:value-type="string">
            <text:p>SNDRV_PCM_IOCTL_INFO</text:p>
          </table:table-cell>
          <table:table-cell office:value-type="string">
            <text:p>struct snd_pcm_info</text:p>
          </table:table-cell>
          <table:table-cell office:value-type="string">
            <text:p>r</text:p>
          </table:table-cell>
          <table:table-cell office:value-type="string">
            <text:p>struct snd_pcm_info {</text:p>
            <text:p><text:tab/>unsigned int device;<text:tab/><text:tab/>/* RO/WR (control): device number */</text:p>
            <text:p><text:tab/>unsigned int subdevice;<text:tab/><text:tab/>/* RO/WR (control): subdevice number */</text:p>
            <text:p><text:tab/>int stream;<text:tab/><text:tab/><text:tab/>/* RO/WR (control): stream direction */</text:p>
            <text:p><text:tab/>int card;<text:tab/><text:tab/><text:tab/>/* R: card number */</text:p>
            <text:p><text:tab/>unsigned char id[64];<text:tab/><text:tab/>/* ID (user selectable) */</text:p>
            <text:p><text:tab/>unsigned char name[80];<text:tab/><text:tab/>/* name of this device */</text:p>
            <text:p><text:tab/>unsigned char subname[32];<text:tab/>/* subdevice name */</text:p>
            <text:p><text:tab/>int dev_class;<text:tab/><text:tab/><text:tab/>/* SNDRV_PCM_CLASS_* */</text:p>
            <text:p><text:tab/>int dev_subclass;<text:tab/><text:tab/>/* SNDRV_PCM_SUBCLASS_* */</text:p>
            <text:p><text:tab/>unsigned int subdevices_count;</text:p>
            <text:p><text:tab/>unsigned int subdevices_avail;</text:p>
            <text:p><text:tab/>union snd_pcm_sync_id sync;<text:tab/>/* hardware synchronization ID */</text:p>
            <text:p><text:tab/>unsigned char reserved[64];<text:tab/>/* reserved for future... */</text:p>
            <text:p>};</text:p>
            <text:p/>
          </table:table-cell>
          <table:table-cell office:value-type="string">
            <text:p>Get pcm device information</text:p>
          </table:table-cell>
        </table:table-row>
        <table:table-row table:style-name="ro2">
          <table:table-cell office:value-type="string">
            <text:p>SNDRV_PCM_IOCTL_TSTAMP</text:p>
          </table:table-cell>
          <table:table-cell office:value-type="string">
            <text:p>int</text:p>
          </table:table-cell>
          <table:table-cell office:value-type="string">
            <text:p>w</text:p>
          </table:table-cell>
          <table:table-cell office:value-type="string">
            <text:p>boolean</text:p>
          </table:table-cell>
          <table:table-cell office:value-type="string">
            <text:p>Set timestamping (old version, does nothing with current alsa core)</text:p>
          </table:table-cell>
        </table:table-row>
        <table:table-row table:style-name="ro7">
          <table:table-cell office:value-type="string">
            <text:p>SNDRV_PCM_IOCTL_TTSTAMP</text:p>
          </table:table-cell>
          <table:table-cell office:value-type="string">
            <text:p>int</text:p>
          </table:table-cell>
          <table:table-cell office:value-type="string">
            <text:p>w</text:p>
          </table:table-cell>
          <table:table-cell office:value-type="string">
            <text:p>enum {</text:p>
            <text:p><text:tab/>SNDRV_PCM_TSTAMP_TYPE_GETTIMEOFDAY = 0,<text:tab/>/* gettimeofday equivalent */</text:p>
            <text:p><text:tab/>SNDRV_PCM_TSTAMP_TYPE_MONOTONIC,<text:tab/>/* posix_clock_monotonic equivalent */</text:p>
            <text:p><text:tab/>SNDRV_PCM_TSTAMP_TYPE_LAST = SNDRV_PCM_TSTAMP_TYPE_MONOTONIC,</text:p>
            <text:p>};</text:p>
            <text:p/>
          </table:table-cell>
          <table:table-cell office:value-type="string">
            <text:p>Set timestamp type</text:p>
          </table:table-cell>
        </table:table-row>
        <table:table-row table:style-name="ro8">
          <table:table-cell office:value-type="string">
            <text:p>SNDRV_PCM_IOCTL_HW_REFINE</text:p>
          </table:table-cell>
          <table:table-cell office:value-type="string">
            <text:p>struct snd_pcm_hw_params</text:p>
          </table:table-cell>
          <table:table-cell office:value-type="string">
            <text:p>wr</text:p>
          </table:table-cell>
          <table:table-cell office:value-type="string">
            <text:p>struct snd_pcm_hw_params {</text:p>
            <text:p><text:tab/>unsigned int flags;</text:p>
            <text:p><text:tab/>struct snd_mask masks[SNDRV_PCM_HW_PARAM_LAST_MASK - </text:p>
            <text:p><text:tab/><text:tab/><text:tab/> <text:s text:c="6"/>SNDRV_PCM_HW_PARAM_FIRST_MASK + 1];</text:p>
            <text:p><text:tab/>struct snd_mask mres[5];<text:tab/>/* reserved masks */</text:p>
            <text:p><text:tab/>struct snd_interval intervals[SNDRV_PCM_HW_PARAM_LAST_INTERVAL -</text:p>
            <text:p><text:tab/><text:tab/><text:tab/><text:tab/> <text:s text:c="7"/>SNDRV_PCM_HW_PARAM_FIRST_INTERVAL + 1];</text:p>
            <text:p><text:tab/>struct snd_interval ires[9];<text:tab/>/* reserved intervals */</text:p>
            <text:p><text:tab/>unsigned int rmask;<text:tab/><text:tab/>/* W: requested masks */</text:p>
            <text:p><text:tab/>unsigned int cmask;<text:tab/><text:tab/>/* R: changed masks */</text:p>
            <text:p><text:tab/>unsigned int info;<text:tab/><text:tab/>/* R: Info flags for returned setup */</text:p>
            <text:p><text:tab/>unsigned int msbits;<text:tab/><text:tab/>/* R: used most significant bits */</text:p>
            <text:p><text:tab/>unsigned int rate_num;<text:tab/><text:tab/>/* R: rate numerator */</text:p>
            <text:p><text:tab/>unsigned int rate_den;<text:tab/><text:tab/>/* R: rate denominator */</text:p>
            <text:p><text:tab/>snd_pcm_uframes_t fifo_size;<text:tab/>/* R: chip FIFO size in frames */</text:p>
            <text:p><text:tab/>unsigned char reserved[64];<text:tab/>/* reserved for future */</text:p>
            <text:p>};</text:p>
          </table:table-cell>
          <table:table-cell office:value-type="string">
            <text:p>Fill params with a full configuration space for a PCM</text:p>
          </table:table-cell>
        </table:table-row>
        <table:table-row table:style-name="ro8">
          <table:table-cell office:value-type="string">
            <text:p>SNDRV_PCM_IOCTL_HW_PARAMS</text:p>
          </table:table-cell>
          <table:table-cell office:value-type="string">
            <text:p>struct snd_pcm_hw_params</text:p>
          </table:table-cell>
          <table:table-cell office:value-type="string">
            <text:p>wr</text:p>
          </table:table-cell>
          <table:table-cell office:value-type="string">
            <text:p>struct snd_pcm_hw_params {</text:p>
            <text:p><text:tab/>unsigned int flags;</text:p>
            <text:p><text:tab/>struct snd_mask masks[SNDRV_PCM_HW_PARAM_LAST_MASK - </text:p>
            <text:p><text:tab/><text:tab/><text:tab/> <text:s text:c="6"/>SNDRV_PCM_HW_PARAM_FIRST_MASK + 1];</text:p>
            <text:p><text:tab/>struct snd_mask mres[5];<text:tab/>/* reserved masks */</text:p>
            <text:p><text:tab/>struct snd_interval intervals[SNDRV_PCM_HW_PARAM_LAST_INTERVAL -</text:p>
            <text:p><text:tab/><text:tab/><text:tab/><text:tab/> <text:s text:c="7"/>SNDRV_PCM_HW_PARAM_FIRST_INTERVAL + 1];</text:p>
            <text:p><text:tab/>struct snd_interval ires[9];<text:tab/>/* reserved intervals */</text:p>
            <text:p><text:tab/>unsigned int rmask;<text:tab/><text:tab/>/* W: requested masks */</text:p>
            <text:p><text:tab/>unsigned int cmask;<text:tab/><text:tab/>/* R: changed masks */</text:p>
            <text:p><text:tab/>unsigned int info;<text:tab/><text:tab/>/* R: Info flags for returned setup */</text:p>
            <text:p><text:tab/>unsigned int msbits;<text:tab/><text:tab/>/* R: used most significant bits */</text:p>
            <text:p><text:tab/>unsigned int rate_num;<text:tab/><text:tab/>/* R: rate numerator */</text:p>
            <text:p><text:tab/>unsigned int rate_den;<text:tab/><text:tab/>/* R: rate denominator */</text:p>
            <text:p><text:tab/>snd_pcm_uframes_t fifo_size;<text:tab/>/* R: chip FIFO size in frames */</text:p>
            <text:p><text:tab/>unsigned char reserved[64];<text:tab/>/* reserved for future */</text:p>
            <text:p>};</text:p>
          </table:table-cell>
          <table:table-cell office:value-type="string">
            <text:p>Set hw parameters</text:p>
          </table:table-cell>
        </table:table-row>
        <table:table-row table:style-name="ro2">
          <table:table-cell office:value-type="string">
            <text:p>SNDRV_PCM_IOCTL_HW_FREE</text:p>
          </table:table-cell>
          <table:table-cell table:number-columns-repeated="3"/>
          <table:table-cell office:value-type="string">
            <text:p>Remove PCM hardware configuration and free associated resources</text:p>
          </table:table-cell>
        </table:table-row>
        <table:table-row table:style-name="ro9">
          <table:table-cell office:value-type="string">
            <text:p>SNDRV_PCM_IOCTL_SW_PARAMS</text:p>
          </table:table-cell>
          <table:table-cell office:value-type="string">
            <text:p>struct snd_pcm_sw_params</text:p>
          </table:table-cell>
          <table:table-cell office:value-type="string">
            <text:p>wr</text:p>
          </table:table-cell>
          <table:table-cell office:value-type="string">
            <text:p>struct snd_pcm_sw_params {</text:p>
            <text:p><text:tab/>int tstamp_mode;<text:tab/><text:tab/><text:tab/>/* timestamp mode */</text:p>
            <text:p><text:tab/>unsigned int period_step;</text:p>
            <text:p><text:tab/>unsigned int sleep_min;<text:tab/><text:tab/><text:tab/>/* min ticks to sleep */</text:p>
            <text:p><text:tab/>snd_pcm_uframes_t avail_min;<text:tab/><text:tab/>/* min avail frames for wakeup */</text:p>
            <text:p><text:tab/>snd_pcm_uframes_t xfer_align;<text:tab/><text:tab/>/* obsolete: xfer size need to be a multiple */</text:p>
            <text:p><text:tab/>snd_pcm_uframes_t start_threshold;<text:tab/>/* min hw_avail frames for automatic start */</text:p>
            <text:p><text:tab/>snd_pcm_uframes_t stop_threshold;<text:tab/>/* min avail frames for automatic stop */</text:p>
            <text:p><text:tab/>snd_pcm_uframes_t silence_threshold;<text:tab/>/* min distance from noise for silence filling */</text:p>
            <text:p><text:tab/>snd_pcm_uframes_t silence_size;<text:tab/><text:tab/>/* silence block size */</text:p>
            <text:p><text:tab/>snd_pcm_uframes_t boundary;<text:tab/><text:tab/>/* pointers wrap point */</text:p>
            <text:p><text:tab/>unsigned char reserved[64];<text:tab/><text:tab/>/* reserved for future */</text:p>
            <text:p>};</text:p>
            <text:p/>
          </table:table-cell>
          <table:table-cell office:value-type="string">
            <text:p>Install PCM software configuration defined by params</text:p>
          </table:table-cell>
        </table:table-row>
        <table:table-row table:style-name="ro9">
          <table:table-cell office:value-type="string">
            <text:p>SNDRV_PCM_IOCTL_STATUS</text:p>
          </table:table-cell>
          <table:table-cell office:value-type="string">
            <text:p>struct snd_pcm_status</text:p>
          </table:table-cell>
          <table:table-cell office:value-type="string">
            <text:p>r</text:p>
          </table:table-cell>
          <table:table-cell office:value-type="string">
            <text:p>struct snd_pcm_status {</text:p>
            <text:p><text:tab/>snd_pcm_state_t state;<text:tab/><text:tab/>/* stream state */</text:p>
            <text:p><text:tab/>struct timespec trigger_tstamp;<text:tab/>/* time when stream was started/stopped/paused */</text:p>
            <text:p><text:tab/>struct timespec tstamp;<text:tab/><text:tab/>/* reference timestamp */</text:p>
            <text:p><text:tab/>snd_pcm_uframes_t appl_ptr;<text:tab/>/* appl ptr */</text:p>
            <text:p><text:tab/>snd_pcm_uframes_t hw_ptr;<text:tab/>/* hw ptr */</text:p>
            <text:p><text:tab/>snd_pcm_sframes_t delay;<text:tab/>/* current delay in frames */</text:p>
            <text:p><text:tab/>snd_pcm_uframes_t avail;<text:tab/>/* number of frames available */</text:p>
            <text:p><text:tab/>snd_pcm_uframes_t avail_max;<text:tab/>/* max frames available on hw since last status */</text:p>
            <text:p><text:tab/>snd_pcm_uframes_t overrange;<text:tab/>/* count of ADC (capture) overrange detections from last status */</text:p>
            <text:p><text:tab/>snd_pcm_state_t suspended_state; /* suspended stream state */</text:p>
            <text:p><text:tab/>unsigned char reserved[60];<text:tab/>/* must be filled with zero */</text:p>
            <text:p>};</text:p>
            <text:p/>
          </table:table-cell>
          <table:table-cell office:value-type="string">
            <text:p>Obtain status (runtime) information</text:p>
          </table:table-cell>
        </table:table-row>
        <table:table-row table:style-name="ro10">
          <table:table-cell office:value-type="string">
            <text:p>SNDRV_PCM_IOCTL_DELAY</text:p>
          </table:table-cell>
          <table:table-cell office:value-type="string">
            <text:p>snd_pcm_sframes_t</text:p>
          </table:table-cell>
          <table:table-cell office:value-type="string">
            <text:p>r</text:p>
          </table:table-cell>
          <table:table-cell office:value-type="string">
            <text:p>Delay as number of frames (typedef signed long snd_pcm_sframes_t;)</text:p>
          </table:table-cell>
          <table:table-cell office:value-type="string">
            <text:p>Obtain delay for a running PCM device</text:p>
            <text:p/>
            <text:p>For playback the delay is defined as the time that a frame that is written to the PCM stream shortly after this call will take to be actually audible. It is as such the overall latency from the write call to the final DAC.</text:p>
            <text:p/>
          </table:table-cell>
        </table:table-row>
        <table:table-row table:style-name="ro2">
          <table:table-cell office:value-type="string">
            <text:p>SNDRV_PCM_IOCTL_HWSYNC</text:p>
          </table:table-cell>
          <table:table-cell table:number-columns-repeated="3"/>
          <table:table-cell office:value-type="string">
            <text:p>Synchronize stream position with hardware</text:p>
          </table:table-cell>
        </table:table-row>
        <table:table-row table:style-name="ro6">
          <table:table-cell office:value-type="string">
            <text:p>SNDRV_PCM_IOCTL_SYNC_PTR</text:p>
          </table:table-cell>
          <table:table-cell office:value-type="string">
            <text:p>struct snd_pcm_sync_ptr</text:p>
          </table:table-cell>
          <table:table-cell office:value-type="string">
            <text:p>wr</text:p>
          </table:table-cell>
          <table:table-cell office:value-type="string">
            <text:p>struct snd_pcm_sync_ptr {</text:p>
            <text:p><text:tab/>unsigned int flags;</text:p>
            <text:p><text:tab/>union {</text:p>
            <text:p><text:tab/><text:tab/>struct snd_pcm_mmap_status status;</text:p>
            <text:p><text:tab/><text:tab/>unsigned char reserved[64];</text:p>
            <text:p><text:tab/>} s;</text:p>
            <text:p><text:tab/>union {</text:p>
            <text:p><text:tab/><text:tab/>struct snd_pcm_mmap_control control;</text:p>
            <text:p><text:tab/><text:tab/>unsigned char reserved[64];</text:p>
            <text:p><text:tab/>} c;</text:p>
            <text:p>};</text:p>
            <text:p>Flags;</text:p>
            <text:p>#define SNDRV_PCM_SYNC_PTR_HWSYNC<text:tab/>(1&lt;&lt;0)<text:tab/>/* execute hwsync */</text:p>
            <text:p>#define SNDRV_PCM_SYNC_PTR_APPL<text:tab/><text:tab/>(1&lt;&lt;1)<text:tab/>/* get appl_ptr from driver (r/w op) */</text:p>
            <text:p>#define SNDRV_PCM_SYNC_PTR_AVAIL_MIN<text:tab/>(1&lt;&lt;2)<text:tab/>/* get avail_min from driver */</text:p>
            <text:p/>
          </table:table-cell>
          <table:table-cell office:value-type="string">
            <text:p>For memory mapped I/O.</text:p>
          </table:table-cell>
        </table:table-row>
        <table:table-row table:style-name="ro10">
          <table:table-cell office:value-type="string">
            <text:p>SNDRV_PCM_IOCTL_CHANNEL_INFO</text:p>
          </table:table-cell>
          <table:table-cell office:value-type="string">
            <text:p>struct snd_pcm_channel_info</text:p>
          </table:table-cell>
          <table:table-cell office:value-type="string">
            <text:p>r</text:p>
          </table:table-cell>
          <table:table-cell office:value-type="string">
            <text:p>struct snd_pcm_channel_info {</text:p>
            <text:p><text:tab/>unsigned int channel;</text:p>
            <text:p><text:tab/>__kernel_off_t offset;<text:tab/><text:tab/>/* mmap offset */</text:p>
            <text:p><text:tab/>unsigned int first;<text:tab/><text:tab/>/* offset to first sample in bits */</text:p>
            <text:p><text:tab/>unsigned int step;<text:tab/><text:tab/>/* samples distance in bits */</text:p>
            <text:p>};</text:p>
            <text:p/>
          </table:table-cell>
          <table:table-cell office:value-type="string">
            <text:p>Get information for given channel.</text:p>
          </table:table-cell>
        </table:table-row>
        <table:table-row table:style-name="ro2">
          <table:table-cell office:value-type="string">
            <text:p>SNDRV_PCM_IOCTL_PREPARE</text:p>
          </table:table-cell>
          <table:table-cell table:number-columns-repeated="3"/>
          <table:table-cell office:value-type="string">
            <text:p>Prepare PCM for use</text:p>
          </table:table-cell>
        </table:table-row>
        <table:table-row table:style-name="ro2">
          <table:table-cell office:value-type="string">
            <text:p>SNDRV_PCM_IOCTL_RESET</text:p>
          </table:table-cell>
          <table:table-cell table:number-columns-repeated="3"/>
          <table:table-cell office:value-type="string">
            <text:p>Reset PCM position</text:p>
          </table:table-cell>
        </table:table-row>
        <table:table-row table:style-name="ro2">
          <table:table-cell office:value-type="string">
            <text:p>SNDRV_PCM_IOCTL_START</text:p>
          </table:table-cell>
          <table:table-cell table:number-columns-repeated="3"/>
          <table:table-cell office:value-type="string">
            <text:p>Start PCM</text:p>
          </table:table-cell>
        </table:table-row>
        <table:table-row table:style-name="ro11">
          <table:table-cell office:value-type="string">
            <text:p>SNDRV_PCM_IOCTL_DROP</text:p>
          </table:table-cell>
          <table:table-cell table:number-columns-repeated="3"/>
          <table:table-cell office:value-type="string">
            <text:p>This function stops the PCM immediately. The pending samples on the buffer are ignored.</text:p>
            <text:p/>
          </table:table-cell>
        </table:table-row>
        <table:table-row table:style-name="ro2">
          <table:table-cell office:value-type="string">
            <text:p>SNDRV_PCM_IOCTL_DRAIN</text:p>
          </table:table-cell>
          <table:table-cell table:number-columns-repeated="3"/>
          <table:table-cell office:value-type="string">
            <text:p>Stop PCM preserving pending frames (opposite to _DROP)</text:p>
          </table:table-cell>
        </table:table-row>
        <table:table-row table:style-name="ro2">
          <table:table-cell office:value-type="string">
            <text:p>SNDRV_PCM_IOCTL_PAUSE</text:p>
          </table:table-cell>
          <table:table-cell office:value-type="string">
            <text:p>int</text:p>
          </table:table-cell>
          <table:table-cell office:value-type="string">
            <text:p>w</text:p>
          </table:table-cell>
          <table:table-cell office:value-type="string">
            <text:p>boolean</text:p>
          </table:table-cell>
          <table:table-cell office:value-type="string">
            <text:p>Pause/resume PCM</text:p>
          </table:table-cell>
        </table:table-row>
        <table:table-row table:style-name="ro2">
          <table:table-cell office:value-type="string">
            <text:p>SNDRV_PCM_IOCTL_REWIND</text:p>
          </table:table-cell>
          <table:table-cell office:value-type="string">
            <text:p>snd_pcm_uframes_t</text:p>
          </table:table-cell>
          <table:table-cell office:value-type="string">
            <text:p>w</text:p>
          </table:table-cell>
          <table:table-cell office:value-type="string">
            <text:p>typedef unsigned long snd_pcm_uframes_t;</text:p>
          </table:table-cell>
          <table:table-cell office:value-type="string">
            <text:p>Move application frame position backward</text:p>
          </table:table-cell>
        </table:table-row>
        <table:table-row table:style-name="ro2">
          <table:table-cell office:value-type="string">
            <text:p>SNDRV_PCM_IOCTL_RESUME</text:p>
          </table:table-cell>
          <table:table-cell table:number-columns-repeated="3"/>
          <table:table-cell office:value-type="string">
            <text:p>Resume from suspend, no samples are lost</text:p>
          </table:table-cell>
        </table:table-row>
        <table:table-row table:style-name="ro2">
          <table:table-cell office:value-type="string">
            <text:p>SNDRV_PCM_IOCTL_XRUN</text:p>
          </table:table-cell>
          <table:table-cell table:number-columns-repeated="4"/>
        </table:table-row>
        <table:table-row table:style-name="ro2">
          <table:table-cell office:value-type="string">
            <text:p>SNDRV_PCM_IOCTL_FORWARD</text:p>
          </table:table-cell>
          <table:table-cell office:value-type="string">
            <text:p>snd_pcm_uframes_t</text:p>
          </table:table-cell>
          <table:table-cell office:value-type="string">
            <text:p>w</text:p>
          </table:table-cell>
          <table:table-cell office:value-type="string">
            <text:p>typedef unsigned long snd_pcm_uframes_t;</text:p>
          </table:table-cell>
          <table:table-cell office:value-type="string">
            <text:p>Move application frame position forward</text:p>
          </table:table-cell>
        </table:table-row>
        <table:table-row table:style-name="ro7">
          <table:table-cell office:value-type="string">
            <text:p>SNDRV_PCM_IOCTL_WRITEI_FRAMES</text:p>
          </table:table-cell>
          <table:table-cell office:value-type="string">
            <text:p>struct snd_xferi</text:p>
          </table:table-cell>
          <table:table-cell office:value-type="string">
            <text:p>w</text:p>
          </table:table-cell>
          <table:table-cell office:value-type="string">
            <text:p>struct snd_xferi {</text:p>
            <text:p><text:tab/>snd_pcm_sframes_t result;</text:p>
            <text:p><text:tab/>void *buf;</text:p>
            <text:p><text:tab/>snd_pcm_uframes_t frames;</text:p>
            <text:p>};</text:p>
            <text:p/>
          </table:table-cell>
          <table:table-cell office:value-type="string">
            <text:p>Write interleaved frames to a PCM</text:p>
          </table:table-cell>
        </table:table-row>
        <table:table-row table:style-name="ro7">
          <table:table-cell office:value-type="string">
            <text:p>SNDRV_PCM_IOCTL_READI_FRAMES</text:p>
          </table:table-cell>
          <table:table-cell office:value-type="string">
            <text:p>struct snd_xferi</text:p>
          </table:table-cell>
          <table:table-cell office:value-type="string">
            <text:p>r</text:p>
          </table:table-cell>
          <table:table-cell office:value-type="string">
            <text:p>struct snd_xferi {</text:p>
            <text:p><text:tab/>snd_pcm_sframes_t result;</text:p>
            <text:p><text:tab/>void *buf;</text:p>
            <text:p><text:tab/>snd_pcm_uframes_t frames;</text:p>
            <text:p>};</text:p>
            <text:p/>
          </table:table-cell>
          <table:table-cell office:value-type="string">
            <text:p>Read interleaved frames from a PCM</text:p>
          </table:table-cell>
        </table:table-row>
        <table:table-row table:style-name="ro7">
          <table:table-cell office:value-type="string">
            <text:p>SNDRV_PCM_IOCTL_WRITEN_FRAMES</text:p>
          </table:table-cell>
          <table:table-cell office:value-type="string">
            <text:p>struct snd_xfern</text:p>
          </table:table-cell>
          <table:table-cell office:value-type="string">
            <text:p>w</text:p>
          </table:table-cell>
          <table:table-cell office:value-type="string">
            <text:p>struct snd_xfern {</text:p>
            <text:p><text:tab/>snd_pcm_sframes_t result;</text:p>
            <text:p><text:tab/>void * *bufs;</text:p>
            <text:p><text:tab/>snd_pcm_uframes_t frames;</text:p>
            <text:p>};</text:p>
            <text:p/>
          </table:table-cell>
          <table:table-cell table:style-name="ce29" office:value-type="string">
            <text:p>Write non interleaved frames to a PCM</text:p>
          </table:table-cell>
        </table:table-row>
        <table:table-row table:style-name="ro7">
          <table:table-cell office:value-type="string">
            <text:p>SNDRV_PCM_IOCTL_READN_FRAMES</text:p>
          </table:table-cell>
          <table:table-cell office:value-type="string">
            <text:p>struct snd_xfern</text:p>
          </table:table-cell>
          <table:table-cell office:value-type="string">
            <text:p>r</text:p>
          </table:table-cell>
          <table:table-cell office:value-type="string">
            <text:p>struct snd_xfern {</text:p>
            <text:p><text:tab/>snd_pcm_sframes_t result;</text:p>
            <text:p><text:tab/>void * *bufs;</text:p>
            <text:p><text:tab/>snd_pcm_uframes_t frames;</text:p>
            <text:p>};</text:p>
            <text:p/>
          </table:table-cell>
          <table:table-cell office:value-type="string">
            <text:p>Read non interleaved frames from a PCM</text:p>
          </table:table-cell>
        </table:table-row>
        <table:table-row table:style-name="ro2">
          <table:table-cell office:value-type="string">
            <text:p>SNDRV_PCM_IOCTL_LINK</text:p>
          </table:table-cell>
          <table:table-cell office:value-type="string">
            <text:p>int</text:p>
          </table:table-cell>
          <table:table-cell office:value-type="string">
            <text:p>w</text:p>
          </table:table-cell>
          <table:table-cell office:value-type="string">
            <text:p>filedescriptor to link to</text:p>
          </table:table-cell>
          <table:table-cell office:value-type="string">
            <text:p>Link two PCMs together</text:p>
          </table:table-cell>
        </table:table-row>
        <table:table-row table:style-name="ro2">
          <table:table-cell office:value-type="string">
            <text:p>SNDRV_PCM_IOCTL_UNLINK</text:p>
          </table:table-cell>
          <table:table-cell table:number-columns-repeated="3"/>
          <table:table-cell office:value-type="string">
            <text:p>Unlink the PCM</text:p>
          </table:table-cell>
        </table:table-row>
        <table:table-row table:style-name="ro2">
          <table:table-cell office:value-type="string">
            <text:p>SNDRV_TIMER_IOCTL_PVERSION</text:p>
          </table:table-cell>
          <table:table-cell office:value-type="string">
            <text:p>int</text:p>
          </table:table-cell>
          <table:table-cell office:value-type="string">
            <text:p>r</text:p>
          </table:table-cell>
          <table:table-cell office:value-type="string">
            <text:p>Version number as int</text:p>
          </table:table-cell>
          <table:table-cell office:value-type="string">
            <text:p>Get core protocol version for timer interface</text:p>
          </table:table-cell>
        </table:table-row>
        <table:table-row table:style-name="ro5">
          <table:table-cell office:value-type="string">
            <text:p>SNDRV_TIMER_IOCTL_NEXT_DEVICE</text:p>
          </table:table-cell>
          <table:table-cell office:value-type="string">
            <text:p>struct snd_timer_id</text:p>
          </table:table-cell>
          <table:table-cell office:value-type="string">
            <text:p>wr</text:p>
          </table:table-cell>
          <table:table-cell office:value-type="string">
            <text:p>struct snd_timer_id {</text:p>
            <text:p><text:tab/>int dev_class;<text:tab/></text:p>
            <text:p><text:tab/>int dev_sclass;</text:p>
            <text:p><text:tab/>int card;</text:p>
            <text:p><text:tab/>int device;</text:p>
            <text:p><text:tab/>int subdevice;</text:p>
            <text:p>};</text:p>
            <text:p/>
          </table:table-cell>
          <table:table-cell office:value-type="string">
            <text:p>obtain the next timer identification</text:p>
          </table:table-cell>
        </table:table-row>
        <table:table-row table:style-name="ro2">
          <table:table-cell office:value-type="string">
            <text:p>SNDRV_TIMER_IOCTL_TREAD</text:p>
          </table:table-cell>
          <table:table-cell office:value-type="string">
            <text:p>int</text:p>
          </table:table-cell>
          <table:table-cell office:value-type="string">
            <text:p>w</text:p>
          </table:table-cell>
          <table:table-cell office:value-type="string">
            <text:p>boolean</text:p>
          </table:table-cell>
          <table:table-cell office:value-type="string">
            <text:p>Set TREAD mode (extended read)</text:p>
          </table:table-cell>
        </table:table-row>
        <table:table-row table:style-name="ro9">
          <table:table-cell office:value-type="string">
            <text:p>SNDRV_TIMER_IOCTL_GINFO</text:p>
          </table:table-cell>
          <table:table-cell office:value-type="string">
            <text:p>struct snd_timer_ginfo</text:p>
          </table:table-cell>
          <table:table-cell office:value-type="string">
            <text:p>wr</text:p>
          </table:table-cell>
          <table:table-cell office:value-type="string">
            <text:p>struct snd_timer_ginfo {</text:p>
            <text:p><text:tab/>struct snd_timer_id tid;<text:tab/>/* requested timer ID */</text:p>
            <text:p><text:tab/>unsigned int flags;<text:tab/><text:tab/>/* timer flags - SNDRV_TIMER_FLG_* */</text:p>
            <text:p><text:tab/>int card;<text:tab/><text:tab/><text:tab/>/* card number */</text:p>
            <text:p><text:tab/>unsigned char id[64];<text:tab/><text:tab/>/* timer identification */</text:p>
            <text:p><text:tab/>unsigned char name[80];<text:tab/><text:tab/>/* timer name */</text:p>
            <text:p><text:tab/>unsigned long reserved0;<text:tab/>/* reserved for future use */</text:p>
            <text:p><text:tab/>unsigned long resolution;<text:tab/>/* average period resolution in ns */</text:p>
            <text:p><text:tab/>unsigned long resolution_min;<text:tab/>/* minimal period resolution in ns */</text:p>
            <text:p><text:tab/>unsigned long resolution_max;<text:tab/>/* maximal period resolution in ns */</text:p>
            <text:p><text:tab/>unsigned int clients;<text:tab/><text:tab/>/* active timer clients */</text:p>
            <text:p><text:tab/>unsigned char reserved[32];</text:p>
            <text:p>};</text:p>
            <text:p/>
          </table:table-cell>
          <table:table-cell office:value-type="string">
            <text:p>obtain the timer global information</text:p>
          </table:table-cell>
        </table:table-row>
        <table:table-row table:style-name="ro10">
          <table:table-cell office:value-type="string">
            <text:p>SNDRV_TIMER_IOCTL_GPARAMS</text:p>
          </table:table-cell>
          <table:table-cell office:value-type="string">
            <text:p>struct snd_timer_gparams</text:p>
          </table:table-cell>
          <table:table-cell office:value-type="string">
            <text:p>w</text:p>
          </table:table-cell>
          <table:table-cell office:value-type="string">
            <text:p>struct snd_timer_gparams {</text:p>
            <text:p><text:tab/>struct snd_timer_id tid;<text:tab/>/* requested timer ID */</text:p>
            <text:p><text:tab/>unsigned long period_num;<text:tab/>/* requested precise period duration (in seconds) - numerator */</text:p>
            <text:p><text:tab/>unsigned long period_den;<text:tab/>/* requested precise period duration (in seconds) - denominator */</text:p>
            <text:p><text:tab/>unsigned char reserved[32];</text:p>
            <text:p>};</text:p>
            <text:p/>
          </table:table-cell>
          <table:table-cell office:value-type="string">
            <text:p>set the timer global parameters</text:p>
          </table:table-cell>
        </table:table-row>
        <table:table-row table:style-name="ro5">
          <table:table-cell office:value-type="string">
            <text:p>SNDRV_TIMER_IOCTL_GSTATUS</text:p>
          </table:table-cell>
          <table:table-cell office:value-type="string">
            <text:p>struct snd_timer_gstatus</text:p>
          </table:table-cell>
          <table:table-cell office:value-type="string">
            <text:p>wr</text:p>
          </table:table-cell>
          <table:table-cell office:value-type="string">
            <text:p>struct snd_timer_gstatus {</text:p>
            <text:p><text:tab/>struct snd_timer_id tid;<text:tab/>/* requested timer ID */</text:p>
            <text:p><text:tab/>unsigned long resolution;<text:tab/>/* current period resolution in ns */</text:p>
            <text:p><text:tab/>unsigned long resolution_num;<text:tab/>/* precise current period resolution (in seconds) - numerator */</text:p>
            <text:p><text:tab/>unsigned long resolution_den;<text:tab/>/* precise current period resolution (in seconds) - denominator */</text:p>
            <text:p><text:tab/>unsigned char reserved[32];</text:p>
            <text:p>};</text:p>
            <text:p/>
          </table:table-cell>
          <table:table-cell office:value-type="string">
            <text:p>get the timer global status</text:p>
          </table:table-cell>
        </table:table-row>
        <table:table-row table:style-name="ro12">
          <table:table-cell office:value-type="string">
            <text:p>SNDRV_TIMER_IOCTL_SELECT</text:p>
          </table:table-cell>
          <table:table-cell office:value-type="string">
            <text:p>struct snd_timer_select</text:p>
          </table:table-cell>
          <table:table-cell office:value-type="string">
            <text:p>w</text:p>
          </table:table-cell>
          <table:table-cell office:value-type="string">
            <text:p>struct snd_timer_select {</text:p>
            <text:p><text:tab/>struct snd_timer_id id;<text:tab/>/* bind to timer ID */</text:p>
            <text:p><text:tab/>unsigned char reserved[32];<text:tab/>/* reserved */</text:p>
            <text:p>};</text:p>
            <text:p/>
          </table:table-cell>
          <table:table-cell office:value-type="string">
            <text:p>select timer to use</text:p>
          </table:table-cell>
        </table:table-row>
        <table:table-row table:style-name="ro13">
          <table:table-cell office:value-type="string">
            <text:p>SNDRV_TIMER_IOCTL_INFO</text:p>
          </table:table-cell>
          <table:table-cell office:value-type="string">
            <text:p>struct snd_timer_info</text:p>
          </table:table-cell>
          <table:table-cell office:value-type="string">
            <text:p>r</text:p>
          </table:table-cell>
          <table:table-cell office:value-type="string">
            <text:p>struct snd_timer_info {</text:p>
            <text:p><text:tab/>unsigned int flags;<text:tab/><text:tab/>/* timer flags - SNDRV_TIMER_FLG_* */</text:p>
            <text:p><text:tab/>int card;<text:tab/><text:tab/><text:tab/>/* card number */</text:p>
            <text:p><text:tab/>unsigned char id[64];<text:tab/><text:tab/>/* timer identificator */</text:p>
            <text:p><text:tab/>unsigned char name[80];<text:tab/><text:tab/>/* timer name */</text:p>
            <text:p><text:tab/>unsigned long reserved0;<text:tab/>/* reserved for future use */</text:p>
            <text:p><text:tab/>unsigned long resolution;<text:tab/>/* average period resolution in ns */</text:p>
            <text:p><text:tab/>unsigned char reserved[64];<text:tab/>/* reserved */</text:p>
            <text:p>};</text:p>
            <text:p/>
          </table:table-cell>
          <table:table-cell office:value-type="string">
            <text:p>get selected timer info</text:p>
          </table:table-cell>
        </table:table-row>
        <table:table-row table:style-name="ro4">
          <table:table-cell office:value-type="string">
            <text:p>SNDRV_TIMER_IOCTL_PARAMS</text:p>
          </table:table-cell>
          <table:table-cell office:value-type="string">
            <text:p>struct snd_timer_params</text:p>
          </table:table-cell>
          <table:table-cell office:value-type="string">
            <text:p>w</text:p>
          </table:table-cell>
          <table:table-cell office:value-type="string">
            <text:p>struct snd_timer_params {</text:p>
            <text:p><text:tab/>unsigned int flags;<text:tab/><text:tab/>/* flags - SNDRV_MIXER_PSFLG_* */</text:p>
            <text:p><text:tab/>unsigned int ticks;<text:tab/><text:tab/>/* requested resolution in ticks */</text:p>
            <text:p><text:tab/>unsigned int queue_size;<text:tab/>/* total size of queue (32-1024) */</text:p>
            <text:p><text:tab/>unsigned int reserved0;<text:tab/><text:tab/>/* reserved, was: failure locations */</text:p>
            <text:p><text:tab/>unsigned int filter;<text:tab/><text:tab/>/* event filter (bitmask of SNDRV_TIMER_EVENT_*) */</text:p>
            <text:p><text:tab/>unsigned char reserved[60];<text:tab/>/* reserved */</text:p>
            <text:p>};</text:p>
            <text:p/>
          </table:table-cell>
          <table:table-cell office:value-type="string">
            <text:p>set parameters for selected timer</text:p>
          </table:table-cell>
        </table:table-row>
        <table:table-row table:style-name="ro4">
          <table:table-cell office:value-type="string">
            <text:p>SNDRV_TIMER_IOCTL_STATUS</text:p>
          </table:table-cell>
          <table:table-cell office:value-type="string">
            <text:p>struct snd_timer_status</text:p>
          </table:table-cell>
          <table:table-cell office:value-type="string">
            <text:p>r</text:p>
          </table:table-cell>
          <table:table-cell office:value-type="string">
            <text:p>struct snd_timer_status {</text:p>
            <text:p><text:tab/>struct timespec tstamp;<text:tab/><text:tab/>/* Timestamp - last update */</text:p>
            <text:p><text:tab/>unsigned int resolution;<text:tab/>/* current period resolution in ns */</text:p>
            <text:p><text:tab/>unsigned int lost;<text:tab/><text:tab/>/* counter of master tick lost */</text:p>
            <text:p><text:tab/>unsigned int overrun;<text:tab/><text:tab/>/* count of read queue overruns */</text:p>
            <text:p><text:tab/>unsigned int queue;<text:tab/><text:tab/>/* used queue size */</text:p>
            <text:p><text:tab/>unsigned char reserved[64];<text:tab/>/* reserved */</text:p>
            <text:p>};</text:p>
            <text:p/>
          </table:table-cell>
          <table:table-cell office:value-type="string">
            <text:p>get selected timer status</text:p>
          </table:table-cell>
        </table:table-row>
        <table:table-row table:style-name="ro2">
          <table:table-cell office:value-type="string">
            <text:p>SNDRV_TIMER_IOCTL_START</text:p>
          </table:table-cell>
          <table:table-cell table:number-columns-repeated="3"/>
          <table:table-cell office:value-type="string">
            <text:p>start the timer</text:p>
          </table:table-cell>
        </table:table-row>
        <table:table-row table:style-name="ro2">
          <table:table-cell office:value-type="string">
            <text:p>SNDRV_TIMER_IOCTL_STOP</text:p>
          </table:table-cell>
          <table:table-cell table:number-columns-repeated="3"/>
          <table:table-cell office:value-type="string">
            <text:p>stop the timer</text:p>
          </table:table-cell>
        </table:table-row>
        <table:table-row table:style-name="ro2">
          <table:table-cell office:value-type="string">
            <text:p>SNDRV_TIMER_IOCTL_CONTINUE</text:p>
          </table:table-cell>
          <table:table-cell table:number-columns-repeated="3"/>
          <table:table-cell office:value-type="string">
            <text:p>continue the timer (does not reset)</text:p>
          </table:table-cell>
        </table:table-row>
        <table:table-row table:style-name="ro2">
          <table:table-cell office:value-type="string">
            <text:p>SNDRV_TIMER_IOCTL_PAUSE</text:p>
          </table:table-cell>
          <table:table-cell table:number-columns-repeated="3"/>
          <table:table-cell office:value-type="string">
            <text:p>pause the timer</text:p>
          </table:table-cell>
        </table:table-row>
        <table:table-row table:style-name="ro2">
          <table:table-cell office:value-type="string">
            <text:p>SNDRV_CTL_IOCTL_PVERSION</text:p>
          </table:table-cell>
          <table:table-cell office:value-type="string">
            <text:p>int</text:p>
          </table:table-cell>
          <table:table-cell office:value-type="string">
            <text:p>r</text:p>
          </table:table-cell>
          <table:table-cell office:value-type="string">
            <text:p>Version number as int</text:p>
          </table:table-cell>
          <table:table-cell office:value-type="string">
            <text:p>Get core protocol version for CTL interface</text:p>
          </table:table-cell>
        </table:table-row>
        <table:table-row table:style-name="ro14">
          <table:table-cell office:value-type="string">
            <text:p>SNDRV_CTL_IOCTL_CARD_INFO</text:p>
          </table:table-cell>
          <table:table-cell office:value-type="string">
            <text:p>struct snd_ctl_card_info</text:p>
          </table:table-cell>
          <table:table-cell office:value-type="string">
            <text:p>r</text:p>
          </table:table-cell>
          <table:table-cell office:value-type="string">
            <text:p>struct snd_ctl_card_info {</text:p>
            <text:p><text:tab/>int card;<text:tab/><text:tab/><text:tab/>/* card number */</text:p>
            <text:p><text:tab/>int pad;<text:tab/><text:tab/><text:tab/>/* reserved for future (was type) */</text:p>
            <text:p><text:tab/>unsigned char id[16];<text:tab/><text:tab/>/* ID of card (user selectable) */</text:p>
            <text:p><text:tab/>unsigned char driver[16];<text:tab/>/* Driver name */</text:p>
            <text:p><text:tab/>unsigned char name[32];<text:tab/><text:tab/>/* Short name of soundcard */</text:p>
            <text:p><text:tab/>unsigned char longname[80];<text:tab/>/* name + info text about soundcard */</text:p>
            <text:p><text:tab/>unsigned char reserved_[16];<text:tab/>/* reserved for future (was ID of mixer) */</text:p>
            <text:p><text:tab/>unsigned char mixername[80];<text:tab/>/* visual mixer identification */</text:p>
            <text:p><text:tab/>unsigned char components[128];<text:tab/>/* card components / fine identification, delimited with one space (AC97 etc..) */</text:p>
            <text:p>};</text:p>
            <text:p/>
          </table:table-cell>
          <table:table-cell office:value-type="string">
            <text:p>Get card related information (driver name, mixer name etc)</text:p>
          </table:table-cell>
        </table:table-row>
        <table:table-row table:style-name="ro4">
          <table:table-cell office:value-type="string">
            <text:p>SNDRV_CTL_IOCTL_ELEM_LIST</text:p>
          </table:table-cell>
          <table:table-cell office:value-type="string">
            <text:p>struct snd_ctl_elem_list</text:p>
          </table:table-cell>
          <table:table-cell office:value-type="string">
            <text:p>wr</text:p>
          </table:table-cell>
          <table:table-cell office:value-type="string">
            <text:p>struct snd_ctl_elem_list {</text:p>
            <text:p><text:tab/>unsigned int offset;<text:tab/><text:tab/>/* W: first element ID to get */</text:p>
            <text:p><text:tab/>unsigned int space;<text:tab/><text:tab/>/* W: count of element IDs to get */</text:p>
            <text:p><text:tab/>unsigned int used;<text:tab/><text:tab/>/* R: count of element IDs set */</text:p>
            <text:p><text:tab/>unsigned int count;<text:tab/><text:tab/>/* R: count of all elements */</text:p>
            <text:p><text:tab/>struct snd_ctl_elem_id *pids; /* R: IDs */</text:p>
            <text:p><text:tab/>unsigned char reserved[50];</text:p>
            <text:p>};</text:p>
            <text:p/>
          </table:table-cell>
          <table:table-cell office:value-type="string">
            <text:p>Get a list of element identifiers</text:p>
          </table:table-cell>
        </table:table-row>
        <table:table-row table:style-name="ro15">
          <table:table-cell office:value-type="string">
            <text:p>SNDRV_CTL_IOCTL_ELEM_INFO</text:p>
          </table:table-cell>
          <table:table-cell office:value-type="string">
            <text:p>struct snd_ctl_elem_info</text:p>
          </table:table-cell>
          <table:table-cell office:value-type="string">
            <text:p>wr</text:p>
          </table:table-cell>
          <table:table-cell office:value-type="string">
            <text:p>struct snd_ctl_elem_info {</text:p>
            <text:p><text:tab/>struct snd_ctl_elem_id id;<text:tab/>/* W: element ID */</text:p>
            <text:p><text:tab/>snd_ctl_elem_type_t type;<text:tab/>/* R: value type - SNDRV_CTL_ELEM_TYPE_* */</text:p>
            <text:p><text:tab/>unsigned int access;<text:tab/><text:tab/>/* R: value access (bitmask) - SNDRV_CTL_ELEM_ACCESS_* */</text:p>
            <text:p><text:tab/>unsigned int count;<text:tab/><text:tab/>/* count of values */</text:p>
            <text:p><text:tab/>__kernel_pid_t owner;<text:tab/><text:tab/>/* owner's PID of this control */</text:p>
            <text:p><text:tab/>union {</text:p>
            <text:p><text:tab/><text:tab/>struct {</text:p>
            <text:p><text:tab/><text:tab/><text:tab/>long min;<text:tab/><text:tab/>/* R: minimum value */</text:p>
            <text:p><text:tab/><text:tab/><text:tab/>long max;<text:tab/><text:tab/>/* R: maximum value */</text:p>
            <text:p><text:tab/><text:tab/><text:tab/>long step;<text:tab/><text:tab/>/* R: step (0 variable) */</text:p>
            <text:p><text:tab/><text:tab/>} integer;</text:p>
            <text:p><text:tab/><text:tab/>struct {</text:p>
            <text:p><text:tab/><text:tab/><text:tab/>long long min;<text:tab/><text:tab/>/* R: minimum value */</text:p>
            <text:p><text:tab/><text:tab/><text:tab/>long long max;<text:tab/><text:tab/>/* R: maximum value */</text:p>
            <text:p><text:tab/><text:tab/><text:tab/>long long step;<text:tab/><text:tab/>/* R: step (0 variable) */</text:p>
            <text:p><text:tab/><text:tab/>} integer64;</text:p>
            <text:p><text:tab/><text:tab/>struct {</text:p>
            <text:p><text:tab/><text:tab/><text:tab/>unsigned int items;<text:tab/>/* R: number of items */</text:p>
            <text:p><text:tab/><text:tab/><text:tab/>unsigned int item;<text:tab/>/* W: item number */</text:p>
            <text:p><text:tab/><text:tab/><text:tab/>char name[64];<text:tab/><text:tab/>/* R: value name */</text:p>
            <text:p><text:tab/><text:tab/>} enumerated;</text:p>
            <text:p><text:tab/><text:tab/>unsigned char reserved[128];</text:p>
            <text:p><text:tab/>} value;</text:p>
            <text:p><text:tab/>union {</text:p>
            <text:p><text:tab/><text:tab/>unsigned short d[4];<text:tab/><text:tab/>/* dimensions */</text:p>
            <text:p><text:tab/><text:tab/>unsigned short *d_ptr;<text:tab/><text:tab/>/* indirect - obsoleted */</text:p>
            <text:p><text:tab/>} dimen;</text:p>
            <text:p><text:tab/>unsigned char reserved[64-4*sizeof(unsigned short)];</text:p>
            <text:p>};</text:p>
          </table:table-cell>
          <table:table-cell office:value-type="string">
            <text:p>Get CTL element information</text:p>
          </table:table-cell>
        </table:table-row>
        <table:table-row table:style-name="ro16">
          <table:table-cell office:value-type="string">
            <text:p>SNDRV_CTL_IOCTL_ELEM_READ</text:p>
          </table:table-cell>
          <table:table-cell office:value-type="string">
            <text:p>struct snd_ctl_elem_value</text:p>
          </table:table-cell>
          <table:table-cell office:value-type="string">
            <text:p>wr</text:p>
          </table:table-cell>
          <table:table-cell office:value-type="string">
            <text:p>struct snd_ctl_elem_value {</text:p>
            <text:p><text:tab/>struct snd_ctl_elem_id id;<text:tab/>/* W: element ID */</text:p>
            <text:p><text:tab/>unsigned int indirect: 1;<text:tab/>/* W: indirect access - obsoleted */</text:p>
            <text:p><text:s text:c="8"/>union {</text:p>
            <text:p><text:tab/><text:tab/>union {</text:p>
            <text:p><text:tab/><text:tab/><text:tab/>long value[128];</text:p>
            <text:p><text:tab/><text:tab/><text:tab/>long *value_ptr;<text:tab/>/* obsoleted */</text:p>
            <text:p><text:tab/><text:tab/>} integer;</text:p>
            <text:p><text:tab/><text:tab/>union {</text:p>
            <text:p><text:tab/><text:tab/><text:tab/>long long value[64];</text:p>
            <text:p><text:tab/><text:tab/><text:tab/>long long *value_ptr;<text:tab/>/* obsoleted */</text:p>
            <text:p><text:tab/><text:tab/>} integer64;</text:p>
            <text:p><text:tab/><text:tab/>union {</text:p>
            <text:p><text:tab/><text:tab/><text:tab/>unsigned int item[128];</text:p>
            <text:p><text:tab/><text:tab/><text:tab/>unsigned int *item_ptr;<text:tab/>/* obsoleted */</text:p>
            <text:p><text:tab/><text:tab/>} enumerated;</text:p>
            <text:p><text:tab/><text:tab/>union {</text:p>
            <text:p><text:tab/><text:tab/><text:tab/>unsigned char data[512];</text:p>
            <text:p><text:tab/><text:tab/><text:tab/>unsigned char *data_ptr;<text:tab/>/* obsoleted */</text:p>
            <text:p><text:tab/><text:tab/>} bytes;</text:p>
            <text:p><text:tab/><text:tab/>struct snd_aes_iec958 iec958;</text:p>
            <text:p><text:s text:c="8"/>} value; <text:s text:c="15"/>/* RO */</text:p>
            <text:p><text:tab/>struct timespec tstamp;</text:p>
            <text:p><text:s text:c="8"/>unsigned char reserved[128-sizeof(struct timespec)];</text:p>
            <text:p>};</text:p>
            <text:p/>
          </table:table-cell>
          <table:table-cell office:value-type="string">
            <text:p>Get CTL element value</text:p>
          </table:table-cell>
        </table:table-row>
        <table:table-row table:style-name="ro16">
          <table:table-cell office:value-type="string">
            <text:p>SNDRV_CTL_IOCTL_ELEM_WRITE</text:p>
          </table:table-cell>
          <table:table-cell office:value-type="string">
            <text:p>struct snd_ctl_elem_value</text:p>
          </table:table-cell>
          <table:table-cell office:value-type="string">
            <text:p>wr</text:p>
          </table:table-cell>
          <table:table-cell office:value-type="string">
            <text:p>struct snd_ctl_elem_value {</text:p>
            <text:p><text:tab/>struct snd_ctl_elem_id id;<text:tab/>/* W: element ID */</text:p>
            <text:p><text:tab/>unsigned int indirect: 1;<text:tab/>/* W: indirect access - obsoleted */</text:p>
            <text:p><text:s text:c="8"/>union {</text:p>
            <text:p><text:tab/><text:tab/>union {</text:p>
            <text:p><text:tab/><text:tab/><text:tab/>long value[128];</text:p>
            <text:p><text:tab/><text:tab/><text:tab/>long *value_ptr;<text:tab/>/* obsoleted */</text:p>
            <text:p><text:tab/><text:tab/>} integer;</text:p>
            <text:p><text:tab/><text:tab/>union {</text:p>
            <text:p><text:tab/><text:tab/><text:tab/>long long value[64];</text:p>
            <text:p><text:tab/><text:tab/><text:tab/>long long *value_ptr;<text:tab/>/* obsoleted */</text:p>
            <text:p><text:tab/><text:tab/>} integer64;</text:p>
            <text:p><text:tab/><text:tab/>union {</text:p>
            <text:p><text:tab/><text:tab/><text:tab/>unsigned int item[128];</text:p>
            <text:p><text:tab/><text:tab/><text:tab/>unsigned int *item_ptr;<text:tab/>/* obsoleted */</text:p>
            <text:p><text:tab/><text:tab/>} enumerated;</text:p>
            <text:p><text:tab/><text:tab/>union {</text:p>
            <text:p><text:tab/><text:tab/><text:tab/>unsigned char data[512];</text:p>
            <text:p><text:tab/><text:tab/><text:tab/>unsigned char *data_ptr;<text:tab/>/* obsoleted */</text:p>
            <text:p><text:tab/><text:tab/>} bytes;</text:p>
            <text:p><text:tab/><text:tab/>struct snd_aes_iec958 iec958;</text:p>
            <text:p><text:s text:c="8"/>} value; <text:s text:c="15"/>/* RO */</text:p>
            <text:p><text:tab/>struct timespec tstamp;</text:p>
            <text:p><text:s text:c="8"/>unsigned char reserved[128-sizeof(struct timespec)];</text:p>
            <text:p>};</text:p>
            <text:p/>
          </table:table-cell>
          <table:table-cell office:value-type="string">
            <text:p>Write CTL element value</text:p>
          </table:table-cell>
        </table:table-row>
        <table:table-row table:style-name="ro4">
          <table:table-cell office:value-type="string">
            <text:p>SNDRV_CTL_IOCTL_ELEM_LOCK</text:p>
          </table:table-cell>
          <table:table-cell office:value-type="string">
            <text:p>struct snd_ctl_elem_id</text:p>
          </table:table-cell>
          <table:table-cell office:value-type="string">
            <text:p>w</text:p>
          </table:table-cell>
          <table:table-cell office:value-type="string">
            <text:p>struct snd_ctl_elem_id {</text:p>
            <text:p><text:tab/>unsigned int numid;<text:tab/><text:tab/>/* numeric identifier, zero = invalid */</text:p>
            <text:p><text:tab/>snd_ctl_elem_iface_t iface;<text:tab/>/* interface identifier */</text:p>
            <text:p><text:tab/>unsigned int device;<text:tab/><text:tab/>/* device/client number */</text:p>
            <text:p><text:tab/>unsigned int subdevice;<text:tab/><text:tab/>/* subdevice (substream) number */</text:p>
            <text:p><text:s text:c="8"/>unsigned char name[44];<text:tab/><text:tab/>/* ASCII name of item */</text:p>
            <text:p><text:tab/>unsigned int index;<text:tab/><text:tab/>/* index of item */</text:p>
            <text:p>};</text:p>
            <text:p/>
          </table:table-cell>
          <table:table-cell office:value-type="string">
            <text:p>Lock CTL element</text:p>
          </table:table-cell>
        </table:table-row>
        <table:table-row table:style-name="ro4">
          <table:table-cell office:value-type="string">
            <text:p>SNDRV_CTL_IOCTL_ELEM_UNLOCK</text:p>
          </table:table-cell>
          <table:table-cell office:value-type="string">
            <text:p>struct snd_ctl_elem_id</text:p>
          </table:table-cell>
          <table:table-cell office:value-type="string">
            <text:p>w</text:p>
          </table:table-cell>
          <table:table-cell office:value-type="string">
            <text:p>struct snd_ctl_elem_id {</text:p>
            <text:p><text:tab/>unsigned int numid;<text:tab/><text:tab/>/* numeric identifier, zero = invalid */</text:p>
            <text:p><text:tab/>snd_ctl_elem_iface_t iface;<text:tab/>/* interface identifier */</text:p>
            <text:p><text:tab/>unsigned int device;<text:tab/><text:tab/>/* device/client number */</text:p>
            <text:p><text:tab/>unsigned int subdevice;<text:tab/><text:tab/>/* subdevice (substream) number */</text:p>
            <text:p><text:s text:c="8"/>unsigned char name[44];<text:tab/><text:tab/>/* ASCII name of item */</text:p>
            <text:p><text:tab/>unsigned int index;<text:tab/><text:tab/>/* index of item */</text:p>
            <text:p>};</text:p>
            <text:p/>
          </table:table-cell>
          <table:table-cell office:value-type="string">
            <text:p>Unlock CTL element</text:p>
          </table:table-cell>
        </table:table-row>
        <table:table-row table:style-name="ro2">
          <table:table-cell office:value-type="string">
            <text:p>SNDRV_CTL_IOCTL_SUBSCRIBE_EVENTS</text:p>
          </table:table-cell>
          <table:table-cell office:value-type="string">
            <text:p>int</text:p>
          </table:table-cell>
          <table:table-cell office:value-type="string">
            <text:p>wr</text:p>
          </table:table-cell>
          <table:table-cell office:value-type="string">
            <text:p>0 = unsubscribe, 1 = subscribe</text:p>
          </table:table-cell>
          <table:table-cell office:value-type="string">
            <text:p><text:s/>Ask to be informed about events (poll)</text:p>
          </table:table-cell>
        </table:table-row>
        <table:table-row table:style-name="ro15">
          <table:table-cell office:value-type="string">
            <text:p>SNDRV_CTL_IOCTL_ELEM_ADD</text:p>
          </table:table-cell>
          <table:table-cell office:value-type="string">
            <text:p>struct snd_ctl_elem_info</text:p>
          </table:table-cell>
          <table:table-cell office:value-type="string">
            <text:p>wr</text:p>
          </table:table-cell>
          <table:table-cell office:value-type="string">
            <text:p>struct snd_ctl_elem_info {</text:p>
            <text:p><text:tab/>struct snd_ctl_elem_id id;<text:tab/>/* W: element ID */</text:p>
            <text:p><text:tab/>snd_ctl_elem_type_t type;<text:tab/>/* R: value type - SNDRV_CTL_ELEM_TYPE_* */</text:p>
            <text:p><text:tab/>unsigned int access;<text:tab/><text:tab/>/* R: value access (bitmask) - SNDRV_CTL_ELEM_ACCESS_* */</text:p>
            <text:p><text:tab/>unsigned int count;<text:tab/><text:tab/>/* count of values */</text:p>
            <text:p><text:tab/>__kernel_pid_t owner;<text:tab/><text:tab/>/* owner's PID of this control */</text:p>
            <text:p><text:tab/>union {</text:p>
            <text:p><text:tab/><text:tab/>struct {</text:p>
            <text:p><text:tab/><text:tab/><text:tab/>long min;<text:tab/><text:tab/>/* R: minimum value */</text:p>
            <text:p><text:tab/><text:tab/><text:tab/>long max;<text:tab/><text:tab/>/* R: maximum value */</text:p>
            <text:p><text:tab/><text:tab/><text:tab/>long step;<text:tab/><text:tab/>/* R: step (0 variable) */</text:p>
            <text:p><text:tab/><text:tab/>} integer;</text:p>
            <text:p><text:tab/><text:tab/>struct {</text:p>
            <text:p><text:tab/><text:tab/><text:tab/>long long min;<text:tab/><text:tab/>/* R: minimum value */</text:p>
            <text:p><text:tab/><text:tab/><text:tab/>long long max;<text:tab/><text:tab/>/* R: maximum value */</text:p>
            <text:p><text:tab/><text:tab/><text:tab/>long long step;<text:tab/><text:tab/>/* R: step (0 variable) */</text:p>
            <text:p><text:tab/><text:tab/>} integer64;</text:p>
            <text:p><text:tab/><text:tab/>struct {</text:p>
            <text:p><text:tab/><text:tab/><text:tab/>unsigned int items;<text:tab/>/* R: number of items */</text:p>
            <text:p><text:tab/><text:tab/><text:tab/>unsigned int item;<text:tab/>/* W: item number */</text:p>
            <text:p><text:tab/><text:tab/><text:tab/>char name[64];<text:tab/><text:tab/>/* R: value name */</text:p>
            <text:p><text:tab/><text:tab/>} enumerated;</text:p>
            <text:p><text:tab/><text:tab/>unsigned char reserved[128];</text:p>
            <text:p><text:tab/>} value;</text:p>
            <text:p><text:tab/>union {</text:p>
            <text:p><text:tab/><text:tab/>unsigned short d[4];<text:tab/><text:tab/>/* dimensions */</text:p>
            <text:p><text:tab/><text:tab/>unsigned short *d_ptr;<text:tab/><text:tab/>/* indirect - obsoleted */</text:p>
            <text:p><text:tab/>} dimen;</text:p>
            <text:p><text:tab/>unsigned char reserved[64-4*sizeof(unsigned short)];</text:p>
            <text:p>};</text:p>
          </table:table-cell>
          <table:table-cell office:value-type="string">
            <text:p>Create and add an user element</text:p>
          </table:table-cell>
        </table:table-row>
        <table:table-row table:style-name="ro15">
          <table:table-cell office:value-type="string">
            <text:p>SNDRV_CTL_IOCTL_ELEM_REPLACE</text:p>
          </table:table-cell>
          <table:table-cell office:value-type="string">
            <text:p>struct snd_ctl_elem_info</text:p>
          </table:table-cell>
          <table:table-cell office:value-type="string">
            <text:p>wr</text:p>
          </table:table-cell>
          <table:table-cell office:value-type="string">
            <text:p>struct snd_ctl_elem_info {</text:p>
            <text:p><text:tab/>struct snd_ctl_elem_id id;<text:tab/>/* W: element ID */</text:p>
            <text:p><text:tab/>snd_ctl_elem_type_t type;<text:tab/>/* R: value type - SNDRV_CTL_ELEM_TYPE_* */</text:p>
            <text:p><text:tab/>unsigned int access;<text:tab/><text:tab/>/* R: value access (bitmask) - SNDRV_CTL_ELEM_ACCESS_* */</text:p>
            <text:p><text:tab/>unsigned int count;<text:tab/><text:tab/>/* count of values */</text:p>
            <text:p><text:tab/>__kernel_pid_t owner;<text:tab/><text:tab/>/* owner's PID of this control */</text:p>
            <text:p><text:tab/>union {</text:p>
            <text:p><text:tab/><text:tab/>struct {</text:p>
            <text:p><text:tab/><text:tab/><text:tab/>long min;<text:tab/><text:tab/>/* R: minimum value */</text:p>
            <text:p><text:tab/><text:tab/><text:tab/>long max;<text:tab/><text:tab/>/* R: maximum value */</text:p>
            <text:p><text:tab/><text:tab/><text:tab/>long step;<text:tab/><text:tab/>/* R: step (0 variable) */</text:p>
            <text:p><text:tab/><text:tab/>} integer;</text:p>
            <text:p><text:tab/><text:tab/>struct {</text:p>
            <text:p><text:tab/><text:tab/><text:tab/>long long min;<text:tab/><text:tab/>/* R: minimum value */</text:p>
            <text:p><text:tab/><text:tab/><text:tab/>long long max;<text:tab/><text:tab/>/* R: maximum value */</text:p>
            <text:p><text:tab/><text:tab/><text:tab/>long long step;<text:tab/><text:tab/>/* R: step (0 variable) */</text:p>
            <text:p><text:tab/><text:tab/>} integer64;</text:p>
            <text:p><text:tab/><text:tab/>struct {</text:p>
            <text:p><text:tab/><text:tab/><text:tab/>unsigned int items;<text:tab/>/* R: number of items */</text:p>
            <text:p><text:tab/><text:tab/><text:tab/>unsigned int item;<text:tab/>/* W: item number */</text:p>
            <text:p><text:tab/><text:tab/><text:tab/>char name[64];<text:tab/><text:tab/>/* R: value name */</text:p>
            <text:p><text:tab/><text:tab/>} enumerated;</text:p>
            <text:p><text:tab/><text:tab/>unsigned char reserved[128];</text:p>
            <text:p><text:tab/>} value;</text:p>
            <text:p><text:tab/>union {</text:p>
            <text:p><text:tab/><text:tab/>unsigned short d[4];<text:tab/><text:tab/>/* dimensions */</text:p>
            <text:p><text:tab/><text:tab/>unsigned short *d_ptr;<text:tab/><text:tab/>/* indirect - obsoleted */</text:p>
            <text:p><text:tab/>} dimen;</text:p>
            <text:p><text:tab/>unsigned char reserved[64-4*sizeof(unsigned short)];</text:p>
            <text:p>};</text:p>
          </table:table-cell>
          <table:table-cell office:value-type="string">
            <text:p>Replace an user element</text:p>
          </table:table-cell>
        </table:table-row>
        <table:table-row table:style-name="ro4">
          <table:table-cell office:value-type="string">
            <text:p>SNDRV_CTL_IOCTL_ELEM_REMOVE</text:p>
          </table:table-cell>
          <table:table-cell office:value-type="string">
            <text:p>struct snd_ctl_elem_id</text:p>
          </table:table-cell>
          <table:table-cell office:value-type="string">
            <text:p>wr</text:p>
          </table:table-cell>
          <table:table-cell office:value-type="string">
            <text:p>struct snd_ctl_elem_id {</text:p>
            <text:p><text:tab/>unsigned int numid;<text:tab/><text:tab/>/* numeric identifier, zero = invalid */</text:p>
            <text:p><text:tab/>snd_ctl_elem_iface_t iface;<text:tab/>/* interface identifier */</text:p>
            <text:p><text:tab/>unsigned int device;<text:tab/><text:tab/>/* device/client number */</text:p>
            <text:p><text:tab/>unsigned int subdevice;<text:tab/><text:tab/>/* subdevice (substream) number */</text:p>
            <text:p><text:s text:c="8"/>unsigned char name[44];<text:tab/><text:tab/>/* ASCII name of item */</text:p>
            <text:p><text:tab/>unsigned int index;<text:tab/><text:tab/>/* index of item */</text:p>
            <text:p>};</text:p>
            <text:p/>
          </table:table-cell>
          <table:table-cell office:value-type="string">
            <text:p>Remove an user element</text:p>
          </table:table-cell>
        </table:table-row>
        <table:table-row table:style-name="ro7">
          <table:table-cell office:value-type="string">
            <text:p>SNDRV_CTL_IOCTL_TLV_READ</text:p>
          </table:table-cell>
          <table:table-cell office:value-type="string">
            <text:p>struct snd_ctl_tlv</text:p>
          </table:table-cell>
          <table:table-cell office:value-type="string">
            <text:p>wr</text:p>
          </table:table-cell>
          <table:table-cell office:value-type="string">
            <text:p>struct snd_ctl_tlv {</text:p>
            <text:p><text:s text:c="8"/>unsigned int numid;<text:tab/>/* control element numeric identification */</text:p>
            <text:p><text:s text:c="8"/>unsigned int length;<text:tab/>/* in bytes aligned to 4 */</text:p>
            <text:p><text:s text:c="8"/>unsigned int tlv[0];<text:tab/>/* first TLV */</text:p>
            <text:p>};</text:p>
            <text:p/>
          </table:table-cell>
          <table:table-cell office:value-type="string">
            <text:p>Get CTL element TLV value</text:p>
          </table:table-cell>
        </table:table-row>
        <table:table-row table:style-name="ro7">
          <table:table-cell office:value-type="string">
            <text:p>SNDRV_CTL_IOCTL_TLV_WRITE</text:p>
          </table:table-cell>
          <table:table-cell office:value-type="string">
            <text:p>struct snd_ctl_tlv</text:p>
          </table:table-cell>
          <table:table-cell office:value-type="string">
            <text:p>wr</text:p>
          </table:table-cell>
          <table:table-cell office:value-type="string">
            <text:p>struct snd_ctl_tlv {</text:p>
            <text:p><text:s text:c="8"/>unsigned int numid;<text:tab/>/* control element numeric identification */</text:p>
            <text:p><text:s text:c="8"/>unsigned int length;<text:tab/>/* in bytes aligned to 4 */</text:p>
            <text:p><text:s text:c="8"/>unsigned int tlv[0];<text:tab/>/* first TLV */</text:p>
            <text:p>};</text:p>
            <text:p/>
          </table:table-cell>
          <table:table-cell office:value-type="string">
            <text:p>Write CTL element TLV value</text:p>
          </table:table-cell>
        </table:table-row>
        <table:table-row table:style-name="ro7">
          <table:table-cell office:value-type="string">
            <text:p>SNDRV_CTL_IOCTL_TLV_COMMAND</text:p>
          </table:table-cell>
          <table:table-cell office:value-type="string">
            <text:p>struct snd_ctl_tlv</text:p>
          </table:table-cell>
          <table:table-cell office:value-type="string">
            <text:p>wr</text:p>
          </table:table-cell>
          <table:table-cell office:value-type="string">
            <text:p>struct snd_ctl_tlv {</text:p>
            <text:p><text:s text:c="8"/>unsigned int numid;<text:tab/>/* control element numeric identification */</text:p>
            <text:p><text:s text:c="8"/>unsigned int length;<text:tab/>/* in bytes aligned to 4 */</text:p>
            <text:p><text:s text:c="8"/>unsigned int tlv[0];<text:tab/>/* first TLV */</text:p>
            <text:p>};</text:p>
            <text:p/>
          </table:table-cell>
          <table:table-cell office:value-type="string">
            <text:p>Process CTL element TLV command</text:p>
          </table:table-cell>
        </table:table-row>
        <table:table-row table:style-name="ro2">
          <table:table-cell office:value-type="string">
            <text:p>SNDRV_CTL_IOCTL_HWDEP_NEXT_DEVICE</text:p>
          </table:table-cell>
          <table:table-cell office:value-type="string">
            <text:p>int</text:p>
          </table:table-cell>
          <table:table-cell office:value-type="string">
            <text:p>wr</text:p>
          </table:table-cell>
          <table:table-cell office:value-type="string">
            <text:p>device number</text:p>
          </table:table-cell>
          <table:table-cell/>
        </table:table-row>
        <table:table-row table:style-name="ro4">
          <table:table-cell office:value-type="string">
            <text:p>SNDRV_CTL_IOCTL_HWDEP_INFO</text:p>
          </table:table-cell>
          <table:table-cell office:value-type="string">
            <text:p>struct snd_hwdep_info</text:p>
          </table:table-cell>
          <table:table-cell office:value-type="string">
            <text:p>r</text:p>
          </table:table-cell>
          <table:table-cell table:style-name="ce27" office:value-type="string">
            <text:p><text:span text:style-name="T2">struct snd_hwdep_info {</text:span></text:p>
            <text:p><text:span text:style-name="T2"><text:tab/></text:span><text:span text:style-name="T2">unsigned int device;</text:span><text:span text:style-name="T2"><text:tab/></text:span><text:span text:style-name="T2"><text:tab/></text:span><text:span text:style-name="T2">/* WR: device number */</text:span></text:p>
            <text:p><text:span text:style-name="T2"><text:tab/></text:span><text:span text:style-name="T2">int card;</text:span><text:span text:style-name="T2"><text:tab/></text:span><text:span text:style-name="T2"><text:tab/></text:span><text:span text:style-name="T2"><text:tab/></text:span><text:span text:style-name="T2">/* R: card number */</text:span></text:p>
            <text:p><text:span text:style-name="T2"><text:tab/></text:span><text:span text:style-name="T2">unsigned char id[64];</text:span><text:span text:style-name="T2"><text:tab/></text:span><text:span text:style-name="T2"><text:tab/></text:span><text:span text:style-name="T2">/* ID (user selectable) */</text:span></text:p>
            <text:p><text:span text:style-name="T2"><text:tab/></text:span><text:span text:style-name="T2">unsigned char name[80];</text:span><text:span text:style-name="T2"><text:tab/></text:span><text:span text:style-name="T2"><text:tab/></text:span><text:span text:style-name="T2">/* hwdep name */</text:span></text:p>
            <text:p><text:span text:style-name="T2"><text:tab/></text:span><text:span text:style-name="T2">int iface;</text:span><text:span text:style-name="T2"><text:tab/></text:span><text:span text:style-name="T2"><text:tab/></text:span><text:span text:style-name="T2"><text:tab/></text:span><text:span text:style-name="T2">/* hwdep interface */</text:span></text:p>
            <text:p><text:span text:style-name="T2"><text:tab/></text:span><text:span text:style-name="T2">unsigned char reserved[64];</text:span><text:span text:style-name="T2"><text:tab/></text:span><text:span text:style-name="T2">/* reserved for future */</text:span></text:p>
            <text:p><text:span text:style-name="T2">};</text:span></text:p>
            <text:p><text:span text:style-name="T2"/></text:p>
          </table:table-cell>
          <table:table-cell office:value-type="string">
            <text:p>Query hwdep interface info</text:p>
          </table:table-cell>
        </table:table-row>
        <table:table-row table:style-name="ro2">
          <table:table-cell office:value-type="string">
            <text:p>SNDRV_CTL_IOCTL_PCM_NEXT_DEVICE</text:p>
          </table:table-cell>
          <table:table-cell office:value-type="string">
            <text:p>int</text:p>
          </table:table-cell>
          <table:table-cell office:value-type="string">
            <text:p>r</text:p>
          </table:table-cell>
          <table:table-cell office:value-type="string">
            <text:p>device number</text:p>
          </table:table-cell>
          <table:table-cell/>
        </table:table-row>
        <table:table-row table:style-name="ro6">
          <table:table-cell office:value-type="string">
            <text:p>SNDRV_CTL_IOCTL_PCM_INFO</text:p>
          </table:table-cell>
          <table:table-cell office:value-type="string">
            <text:p>struct snd_pcm_info</text:p>
          </table:table-cell>
          <table:table-cell office:value-type="string">
            <text:p>wr</text:p>
          </table:table-cell>
          <table:table-cell table:style-name="ce27" office:value-type="string">
            <text:p><text:span text:style-name="T2">struct snd_pcm_info {</text:span></text:p>
            <text:p><text:span text:style-name="T2"><text:tab/></text:span><text:span text:style-name="T2">unsigned int device;</text:span><text:span text:style-name="T2"><text:tab/></text:span><text:span text:style-name="T2"><text:tab/></text:span><text:span text:style-name="T2">/* RO/WR (control): device number */</text:span></text:p>
            <text:p><text:span text:style-name="T2"><text:tab/></text:span><text:span text:style-name="T2">unsigned int subdevice;</text:span><text:span text:style-name="T2"><text:tab/></text:span><text:span text:style-name="T2"><text:tab/></text:span><text:span text:style-name="T2">/* RO/WR (control): subdevice number */</text:span></text:p>
            <text:p><text:span text:style-name="T2"><text:tab/></text:span><text:span text:style-name="T2">int stream;</text:span><text:span text:style-name="T2"><text:tab/></text:span><text:span text:style-name="T2"><text:tab/></text:span><text:span text:style-name="T2"><text:tab/></text:span><text:span text:style-name="T2">/* RO/WR (control): stream direction */</text:span></text:p>
            <text:p><text:span text:style-name="T2"><text:tab/></text:span><text:span text:style-name="T2">int card;</text:span><text:span text:style-name="T2"><text:tab/></text:span><text:span text:style-name="T2"><text:tab/></text:span><text:span text:style-name="T2"><text:tab/></text:span><text:span text:style-name="T2">/* R: card number */</text:span></text:p>
            <text:p><text:span text:style-name="T2"><text:tab/></text:span><text:span text:style-name="T2">unsigned char id[64];</text:span><text:span text:style-name="T2"><text:tab/></text:span><text:span text:style-name="T2"><text:tab/></text:span><text:span text:style-name="T2">/* ID (user selectable) */</text:span></text:p>
            <text:p><text:span text:style-name="T2"><text:tab/></text:span><text:span text:style-name="T2">unsigned char name[80];</text:span><text:span text:style-name="T2"><text:tab/></text:span><text:span text:style-name="T2"><text:tab/></text:span><text:span text:style-name="T2">/* name of this device */</text:span></text:p>
            <text:p><text:span text:style-name="T2"><text:tab/></text:span><text:span text:style-name="T2">unsigned char subname[32];</text:span><text:span text:style-name="T2"><text:tab/></text:span><text:span text:style-name="T2">/* subdevice name */</text:span></text:p>
            <text:p><text:span text:style-name="T2"><text:tab/></text:span><text:span text:style-name="T2">int dev_class;</text:span><text:span text:style-name="T2"><text:tab/></text:span><text:span text:style-name="T2"><text:tab/></text:span><text:span text:style-name="T2"><text:tab/></text:span><text:span text:style-name="T2">/* SNDRV_PCM_CLASS_* */</text:span></text:p>
            <text:p><text:span text:style-name="T2"><text:tab/></text:span><text:span text:style-name="T2">int dev_subclass;</text:span><text:span text:style-name="T2"><text:tab/></text:span><text:span text:style-name="T2"><text:tab/></text:span><text:span text:style-name="T2">/* SNDRV_PCM_SUBCLASS_* */</text:span></text:p>
            <text:p><text:span text:style-name="T2"><text:tab/></text:span><text:span text:style-name="T2">unsigned int subdevices_count;</text:span></text:p>
            <text:p><text:span text:style-name="T2"><text:tab/></text:span><text:span text:style-name="T2">unsigned int subdevices_avail;</text:span></text:p>
            <text:p><text:span text:style-name="T2"><text:tab/></text:span><text:span text:style-name="T2">union snd_pcm_sync_id sync;</text:span><text:span text:style-name="T2"><text:tab/></text:span><text:span text:style-name="T2">/* hardware synchronization ID */</text:span></text:p>
            <text:p><text:span text:style-name="T2"><text:tab/></text:span><text:span text:style-name="T2">unsigned char reserved[64];</text:span><text:span text:style-name="T2"><text:tab/></text:span><text:span text:style-name="T2">/* reserved for future... */</text:span></text:p>
            <text:p><text:span text:style-name="T2">};</text:span></text:p>
            <text:p><text:span text:style-name="T2"/></text:p>
          </table:table-cell>
          <table:table-cell office:value-type="string">
            <text:p>Query pcm info</text:p>
          </table:table-cell>
        </table:table-row>
        <table:table-row table:style-name="ro2">
          <table:table-cell office:value-type="string">
            <text:p>SNDRV_CTL_IOCTL_PCM_PREFER_SUBDEVICE</text:p>
          </table:table-cell>
          <table:table-cell office:value-type="string">
            <text:p>int</text:p>
          </table:table-cell>
          <table:table-cell office:value-type="string">
            <text:p>w</text:p>
          </table:table-cell>
          <table:table-cell office:value-type="string">
            <text:p>subdevice number</text:p>
          </table:table-cell>
          <table:table-cell office:value-type="string">
            <text:p>Set preferred PCM subdevice number of successive PCM open</text:p>
          </table:table-cell>
        </table:table-row>
        <table:table-row table:style-name="ro2">
          <table:table-cell office:value-type="string">
            <text:p>SNDRV_CTL_IOCTL_RAWMIDI_NEXT_DEVICE</text:p>
          </table:table-cell>
          <table:table-cell office:value-type="string">
            <text:p>int</text:p>
          </table:table-cell>
          <table:table-cell office:value-type="string">
            <text:p>wr</text:p>
          </table:table-cell>
          <table:table-cell office:value-type="string">
            <text:p>device number</text:p>
          </table:table-cell>
          <table:table-cell/>
        </table:table-row>
        <table:table-row table:style-name="ro9">
          <table:table-cell office:value-type="string">
            <text:p>SNDRV_CTL_IOCTL_RAWMIDI_INFO</text:p>
          </table:table-cell>
          <table:table-cell office:value-type="string">
            <text:p>struct snd_rawmidi_info</text:p>
          </table:table-cell>
          <table:table-cell office:value-type="string">
            <text:p>wr</text:p>
          </table:table-cell>
          <table:table-cell office:value-type="string">
            <text:p>struct snd_rawmidi_info {</text:p>
            <text:p><text:tab/>unsigned int device;<text:tab/><text:tab/>/* RO/WR (control): device number */</text:p>
            <text:p><text:tab/>unsigned int subdevice;<text:tab/><text:tab/>/* RO/WR (control): subdevice number */</text:p>
            <text:p><text:tab/>int stream;<text:tab/><text:tab/><text:tab/>/* WR: stream */</text:p>
            <text:p><text:tab/>int card;<text:tab/><text:tab/><text:tab/>/* R: card number */</text:p>
            <text:p><text:tab/>unsigned int flags;<text:tab/><text:tab/>/* SNDRV_RAWMIDI_INFO_XXXX */</text:p>
            <text:p><text:tab/>unsigned char id[64];<text:tab/><text:tab/>/* ID (user selectable) */</text:p>
            <text:p><text:tab/>unsigned char name[80];<text:tab/><text:tab/>/* name of device */</text:p>
            <text:p><text:tab/>unsigned char subname[32];<text:tab/>/* name of active or selected subdevice */</text:p>
            <text:p><text:tab/>unsigned int subdevices_count;</text:p>
            <text:p><text:tab/>unsigned int subdevices_avail;</text:p>
            <text:p><text:tab/>unsigned char reserved[64];<text:tab/>/* reserved for future use */</text:p>
            <text:p>};</text:p>
            <text:p/>
          </table:table-cell>
          <table:table-cell office:value-type="string">
            <text:p>Query rawmidi info</text:p>
          </table:table-cell>
        </table:table-row>
        <table:table-row table:style-name="ro17">
          <table:table-cell office:value-type="string">
            <text:p>SNDRV_CTL_IOCTL_RAWMIDI_PREFER_SUBDEVICE</text:p>
          </table:table-cell>
          <table:table-cell office:value-type="string">
            <text:p>int</text:p>
          </table:table-cell>
          <table:table-cell office:value-type="string">
            <text:p>w</text:p>
          </table:table-cell>
          <table:table-cell office:value-type="string">
            <text:p>subdevice number</text:p>
          </table:table-cell>
          <table:table-cell office:value-type="string">
            <text:p>Set preferred RawMidi subdevice number of successive RawMidi open</text:p>
          </table:table-cell>
        </table:table-row>
        <table:table-row table:style-name="ro5">
          <table:table-cell office:value-type="string">
            <text:p>SNDRV_CTL_IOCTL_POWER</text:p>
          </table:table-cell>
          <table:table-cell office:value-type="string">
            <text:p>int</text:p>
          </table:table-cell>
          <table:table-cell office:value-type="string">
            <text:p>wr</text:p>
          </table:table-cell>
          <table:table-cell office:value-type="string">
            <text:p>/* for further details see the ACPI and PCI power management specification */</text:p>
            <text:p>#define SNDRV_CTL_POWER_D0<text:tab/><text:tab/>0x0000<text:tab/>/* full On */</text:p>
            <text:p>#define SNDRV_CTL_POWER_D1<text:tab/><text:tab/>0x0100<text:tab/>/* partial On */</text:p>
            <text:p>#define SNDRV_CTL_POWER_D2<text:tab/><text:tab/>0x0200<text:tab/>/* partial On */</text:p>
            <text:p>#define SNDRV_CTL_POWER_D3<text:tab/><text:tab/>0x0300<text:tab/>/* Off */</text:p>
            <text:p>#define SNDRV_CTL_POWER_D3hot<text:tab/><text:tab/>(SNDRV_CTL_POWER_D3|0x0000)<text:tab/>/* Off, with power */</text:p>
            <text:p>#define SNDRV_CTL_POWER_D3cold<text:tab/><text:tab/>(SNDRV_CTL_POWER_D3|0x0001)<text:tab/>/* Off, without power */</text:p>
            <text:p/>
          </table:table-cell>
          <table:table-cell office:value-type="string">
            <text:p>Set Power State to given SND_CTL_POWER_* value and do the power management</text:p>
          </table:table-cell>
        </table:table-row>
        <table:table-row table:style-name="ro5">
          <table:table-cell office:value-type="string">
            <text:p>SNDRV_CTL_IOCTL_POWER_STATE</text:p>
          </table:table-cell>
          <table:table-cell office:value-type="string">
            <text:p>int</text:p>
          </table:table-cell>
          <table:table-cell office:value-type="string">
            <text:p>r</text:p>
          </table:table-cell>
          <table:table-cell office:value-type="string">
            <text:p>/* for further details see the ACPI and PCI power management specification */</text:p>
            <text:p>#define SNDRV_CTL_POWER_D0<text:tab/><text:tab/>0x0000<text:tab/>/* full On */</text:p>
            <text:p>#define SNDRV_CTL_POWER_D1<text:tab/><text:tab/>0x0100<text:tab/>/* partial On */</text:p>
            <text:p>#define SNDRV_CTL_POWER_D2<text:tab/><text:tab/>0x0200<text:tab/>/* partial On */</text:p>
            <text:p>#define SNDRV_CTL_POWER_D3<text:tab/><text:tab/>0x0300<text:tab/>/* Off */</text:p>
            <text:p>#define SNDRV_CTL_POWER_D3hot<text:tab/><text:tab/>(SNDRV_CTL_POWER_D3|0x0000)<text:tab/>/* Off, with power */</text:p>
            <text:p>#define SNDRV_CTL_POWER_D3cold<text:tab/><text:tab/>(SNDRV_CTL_POWER_D3|0x0001)<text:tab/>/* Off, without power */</text:p>
            <text:p/>
          </table:table-cell>
          <table:table-cell office:value-type="string">
            <text:p>Get actual Power State</text:p>
          </table:table-cell>
        </table:table-row>
        <table:table-row table:style-name="ro5" table:number-rows-repeated="1048503">
          <table:table-cell table:number-columns-repeated="5"/>
        </table:table-row>
        <table:table-row table:style-name="ro5">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A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currency-style style:name="N118P0" style:volatile="true">
      <number:currency-symbol number:language="en" number:country="US">$</number:currency-symbol>
      <number:number number:decimal-places="2" number:min-integer-digits="1" number:grouping="true"/>
    </number:currency-style>
    <number:currency-style style:name="N118">
      <style:text-properties fo:color="#ff0000"/>
      <number:text>-</number:text>
      <number:currency-symbol number:language="en" number:country="US">$</number:currency-symbol>
      <number:number number:decimal-places="2" number:min-integer-digits="1" number:grouping="true"/>
      <style:map style:condition="value()&gt;=0" style:apply-style-name="N118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en" number:country="AU">
      <number:day/>
      <number:text>/</number:text>
      <number:month number:style="long"/>
      <number:text>/</number:text>
      <number:year number:style="long"/>
    </number:date-style>
    <number:date-style style:name="N10107" number:language="en" number:country="AU">
      <number:day/>
      <number:text>-</number:text>
      <number:month number:textual="true"/>
      <number:text>-</number:text>
      <number:year/>
    </number:date-style>
    <number:date-style style:name="N10108" number:language="en" number:country="AU">
      <number:day/>
      <number:text>-</number:text>
      <number:month number:textual="true"/>
    </number:date-style>
    <number:date-style style:name="N10109" number:language="en" number:country="AU">
      <number:month number:textual="true"/>
      <number:text>-</number:text>
      <number:year/>
    </number:date-style>
    <number:time-style style:name="N10110" number:language="en" number:country="AU">
      <number:hours/>
      <number:text>:</number:text>
      <number:minutes number:style="long"/>
      <number:text> </number:text>
      <number:am-pm/>
    </number:time-style>
    <number:time-style style:name="N10111" number:language="en" number:country="AU">
      <number:hours/>
      <number:text>:</number:text>
      <number:minutes number:style="long"/>
      <number:text>:</number:text>
      <number:seconds number:style="long"/>
      <number:text> </number:text>
      <number:am-pm/>
    </number:time-style>
    <number:time-style style:name="N10112" number:language="en" number:country="AU">
      <number:hours/>
      <number:text>:</number:text>
      <number:minutes number:style="long"/>
    </number:time-style>
    <number:time-style style:name="N10113" number:language="en" number:country="AU">
      <number:hours/>
      <number:text>:</number:text>
      <number:minutes number:style="long"/>
      <number:text>:</number:text>
      <number:seconds number:style="long"/>
    </number:time-style>
    <number:date-style style:name="N10114" number:language="en" number:country="AU">
      <number:day/>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edbackgrd" style:family="table-cell" style:parent-style-name="Default">
      <style:table-cell-properties fo:background-color="#ff3333"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Blackbackgrd" style:family="table-cell" style:parent-style-name="Default">
      <style:table-cell-properties fo:background-color="#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eenbackgrd" style:family="table-cell" style:parent-style-name="Default">
      <style:table-cell-properties fo:background-color="#23ff23"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CondFormat_5f_1_5f_1_5f_1" style:display-name="Excel_CondFormat_1_1_1" style:family="table-cell" style:parent-style-name="Default">
      <style:table-cell-properties fo:background-color="#000000"/>
    </style:style>
    <style:style style:name="Excel_5f_CondFormat_5f_1_5f_2_5f_1" style:display-name="Excel_CondFormat_1_2_1" style:family="table-cell" style:parent-style-name="Default">
      <style:table-cell-properties fo:background-color="#23ff23" fo:border="none"/>
    </style:style>
    <style:style style:name="Excel_5f_CondFormat_5f_1_5f_2_5f_2" style:display-name="Excel_CondFormat_1_2_2" style:family="table-cell" style:parent-style-name="Default">
      <style:table-cell-properties fo:background-color="#ff0000" fo:border="none"/>
    </style:style>
    <style:style style:name="yellow_5f_cond" style:display-name="yellow_cond" style:family="table-cell" style:parent-style-name="Default">
      <style:table-cell-properties fo:background-color="#ffff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14">14/04/2010</text:date>, <text:time>11:53:07</text:time></text:p>
        </style:region-right>
      </style:header>
      <style:header-left style:display="false"/>
      <style:footer>
        <text:p>Page <text:page-number>1</text:page-number> / <text:page-count>99</text:page-count></text:p>
      </style:footer>
      <style:footer-left style:display="false"/>
    </style:master-page>
    <style:master-page style:name="PageStyle_5f_Tests_20__2b__20_coverage" style:display-name="PageStyle_Tests + coverag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8T12:44:42</meta:creation-date>
    <dc:creator>ktmyllyv User</dc:creator>
    <dc:date>2010-04-14T11:53:07</dc:date>
    <meta:editing-cycles>421</meta:editing-cycles>
    <meta:editing-duration>PT364H07M08S</meta:editing-duration>
    <meta:generator>OpenOffice.org/3.1$Linux OpenOffice.org_project/310m19$Build-9420</meta:generator>
    <meta:document-statistic meta:table-count="2" meta:cell-count="855" meta:object-count="0"/>
  </office:meta>
</office:document-meta>
</file>